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4528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1.628in"/>
    </style:style>
    <style:style style:name="co10" style:family="table-column">
      <style:table-column-properties fo:break-before="auto" style:column-width="2.2634in"/>
    </style:style>
    <style:style style:name="co11" style:family="table-column">
      <style:table-column-properties fo:break-before="auto" style:column-width="0.9846in"/>
    </style:style>
    <style:style style:name="co12" style:family="table-column">
      <style:table-column-properties fo:break-before="auto" style:column-width="1.1047in"/>
    </style:style>
    <style:style style:name="co13" style:family="table-column">
      <style:table-column-properties fo:break-before="auto" style:column-width="1.0374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2.0425in"/>
    </style:style>
    <style:style style:name="co16" style:family="table-column">
      <style:table-column-properties fo:break-before="auto" style:column-width="1.0598in"/>
    </style:style>
    <style:style style:name="co17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173in"/>
    </style:style>
    <style:style style:name="co19" style:family="table-column">
      <style:table-column-properties fo:break-before="auto" style:column-width="2.0862in"/>
    </style:style>
    <style:style style:name="co20" style:family="table-column">
      <style:table-column-properties fo:break-before="auto" style:column-width="1.7583in"/>
    </style:style>
    <style:style style:name="co21" style:family="table-column">
      <style:table-column-properties fo:break-before="auto" style:column-width="4.3591in"/>
    </style:style>
    <style:style style:name="co22" style:family="table-column">
      <style:table-column-properties fo:break-before="auto" style:column-width="1.0047in"/>
    </style:style>
    <style:style style:name="co23" style:family="table-column">
      <style:table-column-properties fo:break-before="auto" style:column-width="1.2035in"/>
    </style:style>
    <style:style style:name="co24" style:family="table-column">
      <style:table-column-properties fo:break-before="auto" style:column-width="0.6445in"/>
    </style:style>
    <style:style style:name="co25" style:family="table-column">
      <style:table-column-properties fo:break-before="auto" style:column-width="0.6571in"/>
    </style:style>
    <style:style style:name="co26" style:family="table-column">
      <style:table-column-properties fo:break-before="auto" style:column-width="1.3866in"/>
    </style:style>
    <style:style style:name="co27" style:family="table-column">
      <style:table-column-properties fo:break-before="auto" style:column-width="0.95in"/>
    </style:style>
    <style:style style:name="co28" style:family="table-column">
      <style:table-column-properties fo:break-before="auto" style:column-width="1.6602in"/>
    </style:style>
    <style:style style:name="co29" style:family="table-column">
      <style:table-column-properties fo:break-before="auto" style:column-width="0.8866in"/>
    </style:style>
    <style:style style:name="co30" style:family="table-column">
      <style:table-column-properties fo:break-before="auto" style:column-width="1.4307in"/>
    </style:style>
    <style:style style:name="co31" style:family="table-column">
      <style:table-column-properties fo:break-before="auto" style:column-width="3.0165in"/>
    </style:style>
    <style:style style:name="co32" style:family="table-column">
      <style:table-column-properties fo:break-before="auto" style:column-width="1.8681in"/>
    </style:style>
    <style:style style:name="co33" style:family="table-column">
      <style:table-column-properties fo:break-before="auto" style:column-width="1.2236in"/>
    </style:style>
    <style:style style:name="co34" style:family="table-column">
      <style:table-column-properties fo:break-before="auto" style:column-width="1.0071in"/>
    </style:style>
    <style:style style:name="co35" style:family="table-column">
      <style:table-column-properties fo:break-before="auto" style:column-width="0.5366in"/>
    </style:style>
    <style:style style:name="co36" style:family="table-column">
      <style:table-column-properties fo:break-before="auto" style:column-width="0.3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 style:data-style-name="N104">
      <style:text-properties fo:color="#ff3333" fo:font-weight="bold" style:font-weight-asian="bold" style:font-weight-complex="bold"/>
    </style:style>
  </office:automatic-styles>
  <office:body>
    <office:spreadsheet>
      <table:table table:name="Task6_Deliverab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ce4"/>
        <table:table-column table:style-name="co5" table:default-cell-style-name="Default"/>
        <table:table-row table:style-name="ro1">
          <table:table-cell office:value-type="string">
            <text:p>Parts list for the Task 6 Deliverable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>
            <text:p>Each, A rack mounted 3U OEDCS and O2 Purity Monitor System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3U_OEDCS and 02 Purity in Rack</text:p>
          </table:table-cell>
          <table:table-cell table:number-columns-repeated="8"/>
        </table:table-row>
        <table:table-row table:style-name="ro1">
          <table:table-cell office:value-type="string">
            <text:p>Three U tall rack mount OEDCS</text:p>
          </table:table-cell>
          <table:table-cell table:number-columns-repeated="8"/>
        </table:table-row>
        <table:table-row table:style-name="ro1">
          <table:table-cell office:value-type="string">
            <text:p>O2 Purity</text:p>
          </table:table-cell>
          <table:table-cell table:number-columns-repeated="8"/>
        </table:table-row>
        <table:table-row table:style-name="ro1">
          <table:table-cell office:value-type="string">
            <text:p>Rack Mount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office:value-type="string">
            <text:p>Total=</text:p>
          </table:table-cell>
          <table:table-cell table:style-name="ce7" table:formula="of:=SUM([.H10:.H56])[.F15]" office:value-type="currency" office:currency="USD" office:value="0">
            <text:p>Err:509</text:p>
          </table:table-cell>
          <table:table-cell/>
        </table:table-row>
        <table:table-row table:style-name="ro1"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istributor_1</text:p>
          </table:table-cell>
          <table:table-cell table:style-name="ce2" office:value-type="string">
            <text:p>Distributor_PN</text:p>
          </table:table-cell>
          <table:table-cell table:style-name="ce2" office:value-type="string">
            <text:p>Quantity</text:p>
          </table:table-cell>
          <table:table-cell table:style-name="ce6" office:value-type="string">
            <text:p>Cost_Each</text:p>
          </table:table-cell>
          <table:table-cell table:style-name="ce6" office:value-type="string">
            <text:p>Cost_Ext</text:p>
          </table:table-cell>
          <table:table-cell table:style-name="ce2" office:value-type="string">
            <text:p>Note</text:p>
          </table:table-cell>
        </table:table-row>
        <table:table-row table:style-name="ro1">
          <table:table-cell table:number-columns-repeated="3" office:value-type="string">
            <text:p>3U_OEDCS</text:p>
          </table:table-cell>
          <table:table-cell office:value-type="string">
            <text:p>PublicInvention</text:p>
          </table:table-cell>
          <table:table-cell office:value-type="string">
            <text:p>3U_OEDCS</text:p>
          </table:table-cell>
          <table:table-cell office:value-type="float" office:value="1">
            <text:p>1</text:p>
          </table:table-cell>
          <table:table-cell table:formula="of:=[3U_OEDCS.H5]" office:value-type="currency" office:currency="USD" office:value="3000699.2425">
            <text:p>$3,000,699.24</text:p>
          </table:table-cell>
          <table:table-cell table:formula="of:=[.G11]*[.F11]" office:value-type="currency" office:currency="USD" office:value="3000699.2425">
            <text:p>$3,000,699.24</text:p>
          </table:table-cell>
          <table:table-cell office:value-type="string">
            <text:p>Built with ControlV1.1</text:p>
          </table:table-cell>
        </table:table-row>
        <table:table-row table:style-name="ro1">
          <table:table-cell table:number-columns-repeated="3" office:value-type="string">
            <text:p>O2 Purity</text:p>
          </table:table-cell>
          <table:table-cell office:value-type="string">
            <text:p>PublicInvention</text:p>
          </table:table-cell>
          <table:table-cell office:value-type="string">
            <text:p>O2 Purity</text:p>
          </table:table-cell>
          <table:table-cell office:value-type="float" office:value="1">
            <text:p>1</text:p>
          </table:table-cell>
          <table:table-cell table:formula="of:=[O2_PurityMonitor.H5]" office:value-type="currency" office:currency="USD" office:value="2000000">
            <text:p>$2,000,000.00</text:p>
          </table:table-cell>
          <table:table-cell table:formula="of:=[.G12]*[.F12]" office:value-type="currency" office:currency="USD" office:value="2000000">
            <text:p>$2,000,000.00</text:p>
          </table:table-cell>
          <table:table-cell/>
        </table:table-row>
        <table:table-row table:style-name="ro1">
          <table:table-cell office:value-type="string">
            <text:p>Rack Mount</text:p>
          </table:table-cell>
          <table:table-cell table:number-columns-repeated="2" office:value-type="string">
            <text:p>Rack Mount Music</text:p>
          </table:table-cell>
          <table:table-cell office:value-type="string">
            <text:p>Digikey</text:p>
          </table:table-cell>
          <table:table-cell office:value-type="string">
            <text:p>foo</text:p>
          </table:table-cell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13]*[.F13]" office:value-type="currency" office:currency="USD" office:value="1000000">
            <text:p>$1,000,000.00</text:p>
          </table:table-cell>
          <table:table-cell/>
        </table:table-row>
        <table:table-row table:style-name="ro1">
          <table:table-cell table:number-columns-repeated="2" office:value-type="string">
            <text:p>RailMount</text:p>
          </table:table-cell>
          <table:table-cell table:number-columns-repeated="2" office:value-type="string">
            <text:p>???</text:p>
          </table:table-cell>
          <table:table-cell office:value-type="string">
            <text:p>boogar</text:p>
          </table:table-cell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14]*[.F14]" office:value-type="currency" office:currency="USD" office:value="1000000">
            <text:p>$1,000,000.00</text:p>
          </table:table-cell>
          <table:table-cell/>
        </table:table-row>
        <table:table-row table:style-name="ro1">
          <table:table-cell office:value-type="string">
            <text:p>SCR99</text:p>
          </table:table-cell>
          <table:table-cell office:value-type="string">
            <text:p>SCR_5MMx6MM</text:p>
          </table:table-cell>
          <table:table-cell office:value-type="string">
            <text:p>this and that</text:p>
          </table:table-cell>
          <table:table-cell office:value-type="string">
            <text:p>???</text:p>
          </table:table-cell>
          <table:table-cell office:value-type="string">
            <text:p>boogar</text:p>
          </table:table-cell>
          <table:table-cell office:value-type="float" office:value="99">
            <text:p>99</text:p>
          </table:table-cell>
          <table:table-cell office:value-type="currency" office:currency="USD" office:value="1000000">
            <text:p>$1,000,000.00</text:p>
          </table:table-cell>
          <table:table-cell table:formula="of:=[.G15]*[.F15]" office:value-type="currency" office:currency="USD" office:value="99000000">
            <text:p>$99,000,000.00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>
            <text:p>PlantPanel</text:p>
          </table:table-cell>
          <table:table-cell table:number-columns-repeated="2" office:value-type="string">
            <text:p>3U_PlantPanel_V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BodyPlantPanel20240924_1929.step</text:p>
          </table:table-cell>
          <table:table-cell office:value-type="float" office:value="1">
            <text:p>1</text:p>
          </table:table-cell>
          <table:table-cell table:style-name="ce3" office:value-type="float" office:value="26.1">
            <text:p>26.1</text:p>
          </table:table-cell>
          <table:table-cell table:formula="of:=[.G17]*[.F17]" office:value-type="currency" office:currency="USD" office:value="26.1">
            <text:p>$26.10</text:p>
          </table:table-cell>
          <table:table-cell office:value-type="string">
            <text:p>SendCutSend ORDER #TBD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>
            <text:p>GX12-4 1</text:p>
          </table:table-cell>
          <table:table-cell office:value-type="string">
            <text:p>GX12-4</text:p>
          </table:table-cell>
          <table:table-cell office:value-type="string">
            <text:p>GX12 4 Pins Panel Metal Mount Circular Metal Aviation Connector</text:p>
          </table:table-cell>
          <table:table-cell office:value-type="string">
            <text:p>Amazon</text:p>
          </table:table-cell>
          <table:table-cell office:value-type="string">
            <text:p>GX12 4 Pins Panel Metal Mount Circular Metal Aviation Connector</text:p>
          </table:table-cell>
          <table:table-cell office:value-type="float" office:value="1">
            <text:p>1</text:p>
          </table:table-cell>
          <table:table-cell table:formula="of:=8.99/5" office:value-type="currency" office:currency="USD" office:value="1.798">
            <text:p>$1.80</text:p>
          </table:table-cell>
          <table:table-cell table:formula="of:=[.G21]*[.F21]" office:value-type="currency" office:currency="USD" office:value="1.798">
            <text:p>$1.80</text:p>
          </table:table-cell>
          <table:table-cell office:value-type="string">
            <text:p>https://www.amazon.com/dp/B089YTG1SX</text:p>
          </table:table-cell>
        </table:table-row>
        <table:table-row table:style-name="ro1">
          <table:table-cell office:value-type="string">
            <text:p>GX16-4 1</text:p>
          </table:table-cell>
          <table:table-cell office:value-type="string">
            <text:p>GX16-4</text:p>
          </table:table-cell>
          <table:table-cell office:value-type="string">
            <text:p>GX16 4 Pins Panel Metal Mount Circular Metal Aviation Connector</text:p>
          </table:table-cell>
          <table:table-cell office:value-type="string">
            <text:p>Amazon</text:p>
          </table:table-cell>
          <table:table-cell office:value-type="string">
            <text:p>GX16 4 Pins Panel Metal Mount Circular Metal Aviation Connector</text:p>
          </table:table-cell>
          <table:table-cell office:value-type="float" office:value="1">
            <text:p>1</text:p>
          </table:table-cell>
          <table:table-cell table:formula="of:=11.99/10" office:value-type="currency" office:currency="USD" office:value="1.199">
            <text:p>$1.20</text:p>
          </table:table-cell>
          <table:table-cell table:formula="of:=[.G22]*[.F22]" office:value-type="currency" office:currency="USD" office:value="1.199">
            <text:p>$1.20</text:p>
          </table:table-cell>
          <table:table-cell office:value-type="string">
            <text:p>https://www.amazon.com/dp/B07D3DC1PD</text:p>
          </table:table-cell>
        </table:table-row>
        <table:table-row table:style-name="ro1">
          <table:table-cell office:value-type="string">
            <text:p>KS 1, KS 2, KS 3, KS 4</text:p>
          </table:table-cell>
          <table:table-cell office:value-type="string">
            <text:p>K_Socket</text:p>
          </table:table-cell>
          <table:table-cell office:value-type="string">
            <text:p>K Type Panel Mount Thermocouple Female Mini Socket</text:p>
          </table:table-cell>
          <table:table-cell office:value-type="string">
            <text:p>Amazon</text:p>
          </table:table-cell>
          <table:table-cell office:value-type="string">
            <text:p>K Type Panel Mount Thermocouple Female Mini Socket</text:p>
          </table:table-cell>
          <table:table-cell office:value-type="float" office:value="4">
            <text:p>4</text:p>
          </table:table-cell>
          <table:table-cell table:formula="of:=8.79/3" office:value-type="currency" office:currency="USD" office:value="2.93">
            <text:p>$2.93</text:p>
          </table:table-cell>
          <table:table-cell table:formula="of:=[.G23]*[.F23]" office:value-type="currency" office:currency="USD" office:value="11.72">
            <text:p>$11.72</text:p>
          </table:table-cell>
          <table:table-cell office:value-type="string">
            <text:p>https://www.amazon.com/dp/B0CZ311LSZ</text:p>
          </table:table-cell>
        </table:table-row>
        <table:table-row table:style-name="ro1">
          <table:table-cell office:value-type="string">
            <text:p>BN 1, BN2, BN3, BN4, BN5</text:p>
          </table:table-cell>
          <table:table-cell office:value-type="string">
            <text:p>Post Banana Plug Jack Green</text:p>
          </table:table-cell>
          <table:table-cell office:value-type="string">
            <text:p>Terminal Binding Post Amplifier Terminal Connector Banana Plug Jack Speaker Green</text:p>
          </table:table-cell>
          <table:table-cell office:value-type="string">
            <text:p>Amazon</text:p>
          </table:table-cell>
          <table:table-cell office:value-type="string">
            <text:p>Terminal Binding Post Amplifier Terminal Connector Banana Plug Jack Speaker Green</text:p>
          </table:table-cell>
          <table:table-cell office:value-type="float" office:value="5">
            <text:p>5</text:p>
          </table:table-cell>
          <table:table-cell table:formula="of:=9.89/4" office:value-type="currency" office:currency="USD" office:value="2.4725">
            <text:p>$2.47</text:p>
          </table:table-cell>
          <table:table-cell table:formula="of:=[.G24]*[.F24]" office:value-type="currency" office:currency="USD" office:value="12.3625">
            <text:p>$12.36</text:p>
          </table:table-cell>
          <table:table-cell office:value-type="string">
            <text:p>https://www.amazon.com/dp/B09MSXW98N</text:p>
          </table:table-cell>
        </table:table-row>
        <table:table-row table:style-name="ro1">
          <table:table-cell office:value-type="string">
            <text:p>PNL_MNT1</text:p>
          </table:table-cell>
          <table:table-cell office:value-type="string">
            <text:p>SB50PNLMNTSINGLE</text:p>
          </table:table-cell>
          <table:table-cell office:value-type="string">
            <text:p>Mounting Panel with Dust Cover Compatible with Anderson SB50</text:p>
          </table:table-cell>
          <table:table-cell office:value-type="string">
            <text:p>Amazon</text:p>
          </table:table-cell>
          <table:table-cell office:value-type="string">
            <text:p>50A Plug Mounting Panel with Dust Cover Compatible with Anderson SB50</text:p>
          </table:table-cell>
          <table:table-cell office:value-type="float" office:value="1">
            <text:p>1</text:p>
          </table:table-cell>
          <table:table-cell table:formula="of:=11.89/2" office:value-type="currency" office:currency="USD" office:value="5.945">
            <text:p>$5.95</text:p>
          </table:table-cell>
          <table:table-cell table:formula="of:=[.G25]*[.F25]" office:value-type="currency" office:currency="USD" office:value="5.945">
            <text:p>$5.95</text:p>
          </table:table-cell>
          <table:table-cell office:value-type="string">
            <text:p>https://www.amazon.com/dp/B0CHMNNNH9</text:p>
          </table:table-cell>
        </table:table-row>
        <table:table-row table:style-name="ro1">
          <table:table-cell office:value-type="string">
            <text:p>AC 3</text:p>
          </table:table-cell>
          <table:table-cell office:value-type="string">
            <text:p>C20</text:p>
          </table:table-cell>
          <table:table-cell office:value-type="string">
            <text:p>C20 with Mounting Holes Adapter,Toptekits C20 Panel Mount Plug Adapter AC 250V 16A 3 Pins IEC Inlet</text:p>
          </table:table-cell>
          <table:table-cell office:value-type="string">
            <text:p>Amazon</text:p>
          </table:table-cell>
          <table:table-cell office:value-type="string">
            <text:p>C20 with Mounting Holes Adapter,Toptekits C20 Panel Mount Plug Adapter AC 250V 16A 3 Pins IEC Inlet</text:p>
          </table:table-cell>
          <table:table-cell office:value-type="float" office:value="1">
            <text:p>1</text:p>
          </table:table-cell>
          <table:table-cell table:formula="of:=7.99/2" office:value-type="currency" office:currency="USD" office:value="3.995">
            <text:p>$4.00</text:p>
          </table:table-cell>
          <table:table-cell table:formula="of:=[.G26]*[.F26]" office:value-type="currency" office:currency="USD" office:value="3.995">
            <text:p>$4.00</text:p>
          </table:table-cell>
          <table:table-cell office:value-type="string">
            <text:p>https://www.amazon.com/dp/B0B3VNM3CP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foobar</text:p>
          </table:table-cell>
          <table:table-cell office:value-type="string">
            <text:p>this and that</text:p>
          </table:table-cell>
          <table:table-cell office:value-type="string">
            <text:p>PublicInvention</text:p>
          </table:table-cell>
          <table:table-cell office:value-type="string">
            <text:p>boogar</text:p>
          </table:table-cell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27]*[.F27]" office:value-type="currency" office:currency="USD" office:value="1000000">
            <text:p>$1,000,000.00</text:p>
          </table:table-cell>
          <table:table-cell/>
        </table:table-row>
      </table:table>
      <table:table table:name="3U_OEDC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>
            <text:p>3U_OEDCS</text:p>
          </table:table-cell>
          <table:table-cell table:number-columns-repeated="1023"/>
        </table:table-row>
        <table:table-row table:style-name="ro1">
          <table:table-cell office:value-type="string">
            <text:p>Three U tall rack mount OEDCS</text:p>
          </table:table-cell>
          <table:table-cell table:number-columns-repeated="1023"/>
        </table:table-row>
        <table:table-row table:style-name="ro1">
          <table:table-cell office:value-type="string">
            <text:p>The Controll assembly, 3U enclosure, Stack supply, 12V supply, 24 Supply, Battery, DINRail, DINRailConnectors, wiring, and ???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>
            <text:p>Total=</text:p>
          </table:table-cell>
          <table:table-cell table:style-name="ce7" table:formula="of:=SUM([.H6:.H51])" office:value-type="currency" office:currency="USD" office:value="3000699.2425">
            <text:p>$3,000,699.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istributor_1</text:p>
          </table:table-cell>
          <table:table-cell table:style-name="ce2" office:value-type="string">
            <text:p>Distributor_PN</text:p>
          </table:table-cell>
          <table:table-cell table:style-name="ce2" office:value-type="string">
            <text:p>Quantity</text:p>
          </table:table-cell>
          <table:table-cell table:style-name="ce6" office:value-type="string">
            <text:p>Cost_Each</text:p>
          </table:table-cell>
          <table:table-cell table:style-name="ce6" office:value-type="string">
            <text:p>Cost_Ext</text:p>
          </table:table-cell>
          <table:table-cell table:style-name="ce2" office:value-type="string">
            <text:p>Note</text:p>
          </table:table-cell>
          <table:table-cell table:number-columns-repeated="1015"/>
        </table:table-row>
        <table:table-row table:style-name="ro2">
          <table:table-cell office:value-type="string">
            <text:p>3UChassis18x15</text:p>
          </table:table-cell>
          <table:table-cell office:value-type="string">
            <text:p>BodyChassis_18x15_V1</text:p>
          </table:table-cell>
          <table:table-cell office:value-type="string">
            <text:p>BodyChassis_18x15 Version 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PartChassisBodyChassis_18x15_20240701_1059.step </text:p>
          </table:table-cell>
          <table:table-cell office:value-type="float" office:value="2">
            <text:p>2</text:p>
          </table:table-cell>
          <table:table-cell table:formula="of:=513.8/10" office:value-type="currency" office:currency="USD" office:value="51.38">
            <text:p>$51.38</text:p>
          </table:table-cell>
          <table:table-cell table:formula="of:=[.G7]*[.F7]" office:value-type="currency" office:currency="USD" office:value="102.76">
            <text:p>$102.76</text:p>
          </table:table-cell>
          <table:table-cell office:value-type="string">
            <text:p>SendCutSend ORDER #S581V200</text:p>
          </table:table-cell>
          <table:table-cell table:number-columns-repeated="1015"/>
        </table:table-row>
        <table:table-row table:style-name="ro2">
          <table:table-cell office:value-type="string">
            <text:p>Front</text:p>
          </table:table-cell>
          <table:table-cell office:value-type="string">
            <text:p>3U_FrontPanel_V1</text:p>
          </table:table-cell>
          <table:table-cell office:value-type="string">
            <text:p>3U Front Panel with holes Version 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BodyFrontPanelWithHoles20240708_1444.step </text:p>
          </table:table-cell>
          <table:table-cell office:value-type="float" office:value="1">
            <text:p>1</text:p>
          </table:table-cell>
          <table:table-cell table:formula="of:=136.15/5" office:value-type="currency" office:currency="USD" office:value="27.23">
            <text:p>$27.23</text:p>
          </table:table-cell>
          <table:table-cell table:formula="of:=[.G8]*[.F8]" office:value-type="currency" office:currency="USD" office:value="27.23">
            <text:p>$27.23</text:p>
          </table:table-cell>
          <table:table-cell office:value-type="string">
            <text:p>SendCutSend ORDER #S581V200</text:p>
          </table:table-cell>
          <table:table-cell table:number-columns-repeated="1015"/>
        </table:table-row>
        <table:table-row table:style-name="ro2">
          <table:table-cell office:value-type="string">
            <text:p>Rear</text:p>
          </table:table-cell>
          <table:table-cell office:value-type="string">
            <text:p>3U_RearPanel_V1</text:p>
          </table:table-cell>
          <table:table-cell office:value-type="string">
            <text:p>3U Rear Panel with holes Version 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BodyRearPanelWithHoles20240705_1543.step </text:p>
          </table:table-cell>
          <table:table-cell office:value-type="float" office:value="1">
            <text:p>1</text:p>
          </table:table-cell>
          <table:table-cell table:formula="of:=81.75/5" office:value-type="currency" office:currency="USD" office:value="16.35">
            <text:p>$16.35</text:p>
          </table:table-cell>
          <table:table-cell table:formula="of:=[.G9]*[.F9]" office:value-type="currency" office:currency="USD" office:value="16.35">
            <text:p>$16.35</text:p>
          </table:table-cell>
          <table:table-cell office:value-type="string">
            <text:p>SendCutSend ORDER #S581V200</text:p>
          </table:table-cell>
          <table:table-cell table:number-columns-repeated="1015"/>
        </table:table-row>
        <table:table-row table:style-name="ro3">
          <table:table-cell office:value-type="string">
            <text:p>Side</text:p>
          </table:table-cell>
          <table:table-cell office:value-type="string">
            <text:p>3U_SidePanel_V1</text:p>
          </table:table-cell>
          <table:table-cell office:value-type="string">
            <text:p>3U Side Panel with holes Version 1</text:p>
          </table:table-cell>
          <table:table-cell office:value-type="string">
            <text:p>PublicInvention</text:p>
          </table:table-cell>
          <table:table-cell table:style-name="ce3" office:value-type="string">
            <text:p>ThreeU_Chassis_BodySidePanel20240630_1804.step </text:p>
          </table:table-cell>
          <table:table-cell office:value-type="float" office:value="2">
            <text:p>2</text:p>
          </table:table-cell>
          <table:table-cell table:formula="of:=93.9/10" office:value-type="currency" office:currency="USD" office:value="9.39">
            <text:p>$9.39</text:p>
          </table:table-cell>
          <table:table-cell table:formula="of:=[.G10]*[.F10]" office:value-type="currency" office:currency="USD" office:value="18.78">
            <text:p>$18.78</text:p>
          </table:table-cell>
          <table:table-cell office:value-type="string">
            <text:p>SendCutSend ORDER #S581V200</text:p>
          </table:table-cell>
          <table:table-cell table:number-columns-repeated="1015"/>
        </table:table-row>
        <table:table-row table:style-name="ro1">
          <table:table-cell office:value-type="string">
            <text:p>Screws</text:p>
          </table:table-cell>
          <table:table-cell office:value-type="string">
            <text:p>PanHead_Philips5mmx8mm</text:p>
          </table:table-cell>
          <table:table-cell table:number-columns-repeated="3" office:value-type="string">
            <text:p>???</text:p>
          </table:table-cell>
          <table:table-cell office:value-type="float" office:value="44">
            <text:p>44</text:p>
          </table:table-cell>
          <table:table-cell office:value-type="currency" office:currency="USD" office:value="0.5">
            <text:p>$0.50</text:p>
          </table:table-cell>
          <table:table-cell table:formula="of:=[.G11]*[.F11]" office:value-type="currency" office:currency="USD" office:value="22">
            <text:p>$22.00</text:p>
          </table:table-cell>
          <table:table-cell office:value-type="string">
            <text:p>??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>
            <text:p>Enc Subtotal=</text:p>
          </table:table-cell>
          <table:table-cell table:style-name="ce7" table:formula="of:=SUM([.G7:.G11])" office:value-type="currency" office:currency="USD" office:value="104.85">
            <text:p>$104.85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>
            <text:p>PWA1</text:p>
          </table:table-cell>
          <table:table-cell office:value-type="string">
            <text:p>CntrlAssyV1.1</text:p>
          </table:table-cell>
          <table:table-cell office:value-type="string">
            <text:p>Control PWA OEDCS Version 1.1</text:p>
          </table:table-cell>
          <table:table-cell office:value-type="string">
            <text:p>PublicInvention</text:p>
          </table:table-cell>
          <table:table-cell office:value-type="string">
            <text:p>CntrlAssyV1.1</text:p>
          </table:table-cell>
          <table:table-cell office:value-type="float" office:value="1">
            <text:p>1</text:p>
          </table:table-cell>
          <table:table-cell table:formula="of:=230/5" office:value-type="currency" office:currency="USD" office:value="46">
            <text:p>$46.00</text:p>
          </table:table-cell>
          <table:table-cell table:formula="of:=[.G13]*[.F13]" office:value-type="currency" office:currency="USD" office:value="46">
            <text:p>$46.00</text:p>
          </table:table-cell>
          <table:table-cell office:value-type="string">
            <text:p>JLCPCB W202310181558446</text:p>
          </table:table-cell>
          <table:table-cell table:number-columns-repeated="1015"/>
        </table:table-row>
        <table:table-row table:style-name="ro4">
          <table:table-cell office:value-type="string">
            <text:p>STACKSUPPLY1</text:p>
          </table:table-cell>
          <table:table-cell office:value-type="string">
            <text:p>TF800A12K</text:p>
          </table:table-cell>
          <table:table-cell table:style-name="ce3" office:value-type="string">
            <text:p>Programable Voltage Current Supply 12V 60A</text:p>
          </table:table-cell>
          <table:table-cell office:value-type="string">
            <text:p>Power Electronics</text:p>
          </table:table-cell>
          <table:table-cell office:value-type="string">
            <text:p>TF800A12K</text:p>
          </table:table-cell>
          <table:table-cell office:value-type="float" office:value="1">
            <text:p>1</text:p>
          </table:table-cell>
          <table:table-cell office:value-type="currency" office:currency="USD" office:value="333.5">
            <text:p>$333.50</text:p>
          </table:table-cell>
          <table:table-cell table:formula="of:=[.G14]*[.F14]" office:value-type="currency" office:currency="USD" office:value="333.5">
            <text:p>$333.50</text:p>
          </table:table-cell>
          <table:table-cell office:value-type="string">
            <text:p>DigitKey: 271-3027-ND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+12V_5A_Rail_Supply</text:p>
          </table:table-cell>
          <table:table-cell office:value-type="string">
            <text:p>MEAN WELL MDR-60-12 AC to DC DIN-Rail Power Supply 12V 5 Amp 60W</text:p>
          </table:table-cell>
          <table:table-cell office:value-type="string">
            <text:p>Amazon</text:p>
          </table:table-cell>
          <table:table-cell office:value-type="string">
            <text:p>MEAN-WELL-MDR-60-12-DIN-Rail-Supply</text:p>
          </table:table-cell>
          <table:table-cell office:value-type="float" office:value="1">
            <text:p>1</text:p>
          </table:table-cell>
          <table:table-cell office:value-type="currency" office:currency="USD" office:value="20.42">
            <text:p>$20.42</text:p>
          </table:table-cell>
          <table:table-cell table:formula="of:=[.G15]*[.F15]" office:value-type="currency" office:currency="USD" office:value="20.42">
            <text:p>$20.42</text:p>
          </table:table-cell>
          <table:table-cell office:value-type="string">
            <text:p>https://www.amazon.com/MEAN-WELL-MDR-60-12-DIN-Rail-Supply/dp/B00DECZ7WC</text:p>
          </table:table-cell>
          <table:table-cell table:number-columns-repeated="1015"/>
        </table:table-row>
        <table:table-row table:style-name="ro1">
          <table:table-cell office:value-type="string">
            <text:p>+24V_5A_Rail_Supply</text:p>
          </table:table-cell>
          <table:table-cell office:value-type="string">
            <text:p>+24V_1.7A_Rail_Supply</text:p>
          </table:table-cell>
          <table:table-cell office:value-type="string">
            <text:p>Mean Well MDR-40-24 Power Supply, DIN-Rail, 24 Volt, 1.7 Amp, 40.8 Watt, 3.9" x 1.6" x 3.5" Size</text:p>
          </table:table-cell>
          <table:table-cell office:value-type="string">
            <text:p>Amazon</text:p>
          </table:table-cell>
          <table:table-cell office:value-type="string">
            <text:p>Mean Well MDR-40-24 Power Supply</text:p>
          </table:table-cell>
          <table:table-cell office:value-type="float" office:value="1">
            <text:p>1</text:p>
          </table:table-cell>
          <table:table-cell office:value-type="currency" office:currency="USD" office:value="21.69">
            <text:p>$21.69</text:p>
          </table:table-cell>
          <table:table-cell table:formula="of:=[.G16]*[.F16]" office:value-type="currency" office:currency="USD" office:value="21.69">
            <text:p>$21.69</text:p>
          </table:table-cell>
          <table:table-cell office:value-type="string">
            <text:p>https://www.amazon.com/Mean-MDR-40-24-Power-Supply-DIN-Rail/dp/B005T6INFE</text:p>
          </table:table-cell>
          <table:table-cell table:number-columns-repeated="1015"/>
        </table:table-row>
        <table:table-row table:style-name="ro1">
          <table:table-cell office:value-type="string">
            <text:p>Battery1</text:p>
          </table:table-cell>
          <table:table-cell office:value-type="string">
            <text:p>Battery +12V 7.2aH</text:p>
          </table:table-cell>
          <table:table-cell office:value-type="string">
            <text:p>Mighty Max Battery ml7-12 - 12 Volt 7.2 ah SLA Battery Brand Produc</text:p>
          </table:table-cell>
          <table:table-cell office:value-type="string">
            <text:p>Amazon</text:p>
          </table:table-cell>
          <table:table-cell office:value-type="string">
            <text:p>Mighty Max Battery ml7-12 - 12 Volt 7.2 ah SLA Battery Brand Produc</text:p>
          </table:table-cell>
          <table:table-cell office:value-type="float" office:value="1">
            <text:p>1</text:p>
          </table:table-cell>
          <table:table-cell office:value-type="currency" office:currency="USD" office:value="19.99">
            <text:p>$19.99</text:p>
          </table:table-cell>
          <table:table-cell table:formula="of:=[.G17]*[.F17]" office:value-type="currency" office:currency="USD" office:value="19.99">
            <text:p>$19.99</text:p>
          </table:table-cell>
          <table:table-cell office:value-type="string">
            <text:p>https://www.amazon.com/dp/B00K8V30D0</text:p>
          </table:table-cell>
          <table:table-cell table:number-columns-repeated="1015"/>
        </table:table-row>
        <table:table-row table:style-name="ro1">
          <table:table-cell office:value-type="string">
            <text:p>DIN_Rail1</text:p>
          </table:table-cell>
          <table:table-cell office:value-type="string">
            <text:p>DIN Rail 12"</text:p>
          </table:table-cell>
          <table:table-cell office:value-type="string">
            <text:p>Aluminum DIN Rails, 12 Inches Long</text:p>
          </table:table-cell>
          <table:table-cell office:value-type="string">
            <text:p>Amazon</text:p>
          </table:table-cell>
          <table:table-cell office:value-type="string">
            <text:p>Aluminum DIN Rails, 12 Inches Long, 35mm Wide, 7.5mm High, Top Hat Slotted DIN Rail</text:p>
          </table:table-cell>
          <table:table-cell office:value-type="float" office:value="1">
            <text:p>1</text:p>
          </table:table-cell>
          <table:table-cell office:value-type="currency" office:currency="USD" office:value="1.6">
            <text:p>$1.60</text:p>
          </table:table-cell>
          <table:table-cell table:formula="of:=[.G18]*[.F18]" office:value-type="currency" office:currency="USD" office:value="1.6">
            <text:p>$1.60</text:p>
          </table:table-cell>
          <table:table-cell office:value-type="string">
            <text:p>https://www.amazon.com/dp/B0CDPSG9G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NL_LED1</text:p>
          </table:table-cell>
          <table:table-cell office:value-type="string">
            <text:p>PNL_LED_12MM_GREEN</text:p>
          </table:table-cell>
          <table:table-cell office:value-type="string">
            <text:p>????</text:p>
          </table:table-cell>
          <table:table-cell office:value-type="string">
            <text:p>Amazon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20]*[.F20]" office:value-type="currency" office:currency="USD" office:value="1000000">
            <text:p>$1,000,000.00</text:p>
          </table:table-cell>
          <table:table-cell office:value-type="string">
            <text:p>???</text:p>
          </table:table-cell>
          <table:table-cell table:number-columns-repeated="1015"/>
        </table:table-row>
        <table:table-row table:style-name="ro1">
          <table:table-cell office:value-type="string">
            <text:p>PNL_SW 1</text:p>
          </table:table-cell>
          <table:table-cell office:value-type="string">
            <text:p>PNL_SW_BLUELED_SPST</text:p>
          </table:table-cell>
          <table:table-cell office:value-type="string">
            <text:p>Round Blue Toggle LED Rocker Switch On-Off Control SPST 3Pins</text:p>
          </table:table-cell>
          <table:table-cell office:value-type="string">
            <text:p>Amazon</text:p>
          </table:table-cell>
          <table:table-cell office:value-type="string">
            <text:p>Round Blue Toggle LED Rocker Switch On-Off Control SPST 3Pins</text:p>
          </table:table-cell>
          <table:table-cell office:value-type="float" office:value="1">
            <text:p>1</text:p>
          </table:table-cell>
          <table:table-cell table:formula="of:=8.8/8" office:value-type="currency" office:currency="USD" office:value="1.1">
            <text:p>$1.10</text:p>
          </table:table-cell>
          <table:table-cell table:formula="of:=[.G21]*[.F21]" office:value-type="currency" office:currency="USD" office:value="1.1">
            <text:p>$1.10</text:p>
          </table:table-cell>
          <table:table-cell office:value-type="string">
            <text:p>https://www.amazon.com/dp/B08TBZ23C1</text:p>
          </table:table-cell>
          <table:table-cell table:number-columns-repeated="1015"/>
        </table:table-row>
        <table:table-row table:style-name="ro1">
          <table:table-cell office:value-type="string">
            <text:p>USB_THROUGH 1</text:p>
          </table:table-cell>
          <table:table-cell table:number-columns-repeated="2" office:value-type="string">
            <text:p>Panel Mount USB B to A </text:p>
          </table:table-cell>
          <table:table-cell office:value-type="string">
            <text:p>Amazon</text:p>
          </table:table-cell>
          <table:table-cell office:value-type="string">
            <text:p>USB B to A Panel Mount</text:p>
          </table:table-cell>
          <table:table-cell office:value-type="float" office:value="1">
            <text:p>1</text:p>
          </table:table-cell>
          <table:table-cell office:value-type="currency" office:currency="USD" office:value="13.99">
            <text:p>$13.99</text:p>
          </table:table-cell>
          <table:table-cell table:formula="of:=[.G22]*[.F22]" office:value-type="currency" office:currency="USD" office:value="13.99">
            <text:p>$13.99</text:p>
          </table:table-cell>
          <table:table-cell office:value-type="string">
            <text:p>https://www.amazon.com/dp/B0CLL51XXV</text:p>
          </table:table-cell>
          <table:table-cell table:number-columns-repeated="1015"/>
        </table:table-row>
        <table:table-row table:style-name="ro1">
          <table:table-cell office:value-type="string">
            <text:p>RJ45_THROUGH 1</text:p>
          </table:table-cell>
          <table:table-cell office:value-type="string">
            <text:p>Panel Mount Feedthrouth RJ45 </text:p>
          </table:table-cell>
          <table:table-cell office:value-type="string">
            <text:p>Panel Mounting Shielded RJ45 Waterproof Cat5/5e/6 8P8C Connector</text:p>
          </table:table-cell>
          <table:table-cell office:value-type="string">
            <text:p>Amazon</text:p>
          </table:table-cell>
          <table:table-cell office:value-type="string">
            <text:p>Panel Mounting Shielded RJ45 Waterproof Cat5/5e/6 8P8C Connector</text:p>
          </table:table-cell>
          <table:table-cell office:value-type="float" office:value="1">
            <text:p>1</text:p>
          </table:table-cell>
          <table:table-cell table:formula="of:=22.99/5" office:value-type="currency" office:currency="USD" office:value="4.598">
            <text:p>$4.60</text:p>
          </table:table-cell>
          <table:table-cell table:formula="of:=[.G23]*[.F23]" office:value-type="currency" office:currency="USD" office:value="4.598">
            <text:p>$4.60</text:p>
          </table:table-cell>
          <table:table-cell office:value-type="string">
            <text:p>https://www.amazon.com/dp/B07KSSV8LD</text:p>
          </table:table-cell>
          <table:table-cell table:number-columns-repeated="1015"/>
        </table:table-row>
        <table:table-row table:style-name="ro1">
          <table:table-cell office:value-type="string">
            <text:p>GX12-4 1</text:p>
          </table:table-cell>
          <table:table-cell office:value-type="string">
            <text:p>GX12-4</text:p>
          </table:table-cell>
          <table:table-cell office:value-type="string">
            <text:p>GX12 4 Pins Panel Metal Mount Circular Metal Aviation Connector</text:p>
          </table:table-cell>
          <table:table-cell office:value-type="string">
            <text:p>Amazon</text:p>
          </table:table-cell>
          <table:table-cell office:value-type="string">
            <text:p>GX12 4 Pins Panel Metal Mount Circular Metal Aviation Connector</text:p>
          </table:table-cell>
          <table:table-cell office:value-type="float" office:value="1">
            <text:p>1</text:p>
          </table:table-cell>
          <table:table-cell table:formula="of:=8.99/5" office:value-type="currency" office:currency="USD" office:value="1.798">
            <text:p>$1.80</text:p>
          </table:table-cell>
          <table:table-cell table:formula="of:=[.G24]*[.F24]" office:value-type="currency" office:currency="USD" office:value="1.798">
            <text:p>$1.80</text:p>
          </table:table-cell>
          <table:table-cell office:value-type="string">
            <text:p>https://www.amazon.com/dp/B089YTG1SX</text:p>
          </table:table-cell>
          <table:table-cell table:number-columns-repeated="1015"/>
        </table:table-row>
        <table:table-row table:style-name="ro1">
          <table:table-cell office:value-type="string">
            <text:p>GX16-4 1</text:p>
          </table:table-cell>
          <table:table-cell office:value-type="string">
            <text:p>GX16-4</text:p>
          </table:table-cell>
          <table:table-cell office:value-type="string">
            <text:p>GX16 4 Pins Panel Metal Mount Circular Metal Aviation Connector</text:p>
          </table:table-cell>
          <table:table-cell office:value-type="string">
            <text:p>Amazon</text:p>
          </table:table-cell>
          <table:table-cell office:value-type="string">
            <text:p>GX16 4 Pins Panel Metal Mount Circular Metal Aviation Connector</text:p>
          </table:table-cell>
          <table:table-cell office:value-type="float" office:value="1">
            <text:p>1</text:p>
          </table:table-cell>
          <table:table-cell table:formula="of:=11.99/10" office:value-type="currency" office:currency="USD" office:value="1.199">
            <text:p>$1.20</text:p>
          </table:table-cell>
          <table:table-cell table:formula="of:=[.G25]*[.F25]" office:value-type="currency" office:currency="USD" office:value="1.199">
            <text:p>$1.20</text:p>
          </table:table-cell>
          <table:table-cell office:value-type="string">
            <text:p>https://www.amazon.com/dp/B07D3DC1PD</text:p>
          </table:table-cell>
          <table:table-cell table:number-columns-repeated="1015"/>
        </table:table-row>
        <table:table-row table:style-name="ro1">
          <table:table-cell office:value-type="string">
            <text:p>KS 1, KS 2, KS 3, KS 4</text:p>
          </table:table-cell>
          <table:table-cell office:value-type="string">
            <text:p>K_Socket</text:p>
          </table:table-cell>
          <table:table-cell office:value-type="string">
            <text:p>K Type Panel Mount Thermocouple Female Mini Socket</text:p>
          </table:table-cell>
          <table:table-cell office:value-type="string">
            <text:p>Amazon</text:p>
          </table:table-cell>
          <table:table-cell office:value-type="string">
            <text:p>K Type Panel Mount Thermocouple Female Mini Socket</text:p>
          </table:table-cell>
          <table:table-cell office:value-type="float" office:value="4">
            <text:p>4</text:p>
          </table:table-cell>
          <table:table-cell table:formula="of:=8.79/3" office:value-type="currency" office:currency="USD" office:value="2.93">
            <text:p>$2.93</text:p>
          </table:table-cell>
          <table:table-cell table:formula="of:=[.G26]*[.F26]" office:value-type="currency" office:currency="USD" office:value="11.72">
            <text:p>$11.72</text:p>
          </table:table-cell>
          <table:table-cell office:value-type="string">
            <text:p>https://www.amazon.com/dp/B0CZ311LSZ</text:p>
          </table:table-cell>
          <table:table-cell table:number-columns-repeated="1015"/>
        </table:table-row>
        <table:table-row table:style-name="ro1">
          <table:table-cell office:value-type="string">
            <text:p>BN 1, BN2, BN3, BN4, BN5</text:p>
          </table:table-cell>
          <table:table-cell office:value-type="string">
            <text:p>Post Banana Plug Jack Green</text:p>
          </table:table-cell>
          <table:table-cell office:value-type="string">
            <text:p>Terminal Binding Post Amplifier Terminal Connector Banana Plug Jack Speaker Green</text:p>
          </table:table-cell>
          <table:table-cell office:value-type="string">
            <text:p>Amazon</text:p>
          </table:table-cell>
          <table:table-cell office:value-type="string">
            <text:p>Terminal Binding Post Amplifier Terminal Connector Banana Plug Jack Speaker Green</text:p>
          </table:table-cell>
          <table:table-cell office:value-type="float" office:value="5">
            <text:p>5</text:p>
          </table:table-cell>
          <table:table-cell table:formula="of:=9.89/4" office:value-type="currency" office:currency="USD" office:value="2.4725">
            <text:p>$2.47</text:p>
          </table:table-cell>
          <table:table-cell table:formula="of:=[.G27]*[.F27]" office:value-type="currency" office:currency="USD" office:value="12.3625">
            <text:p>$12.36</text:p>
          </table:table-cell>
          <table:table-cell office:value-type="string">
            <text:p>https://www.amazon.com/dp/B09MSXW98N</text:p>
          </table:table-cell>
          <table:table-cell table:number-columns-repeated="1015"/>
        </table:table-row>
        <table:table-row table:style-name="ro1">
          <table:table-cell office:value-type="string">
            <text:p>PNL_LED2</text:p>
          </table:table-cell>
          <table:table-cell office:value-type="string">
            <text:p>PNL_LED_12MM_RED</text:p>
          </table:table-cell>
          <table:table-cell office:value-type="string">
            <text:p>12mm 3V-4.5V-5V-6V-7.5V-9VDC LED Metal Indicator Light Waterproof Signal Lamp Pilot</text:p>
          </table:table-cell>
          <table:table-cell office:value-type="string">
            <text:p>Amazon</text:p>
          </table:table-cell>
          <table:table-cell office:value-type="string">
            <text:p>12mm 3V-4.5V-5V-6V-7.5V-9VDC LED Metal Indicator Light Waterproof Signal Lamp Pilot</text:p>
          </table:table-cell>
          <table:table-cell office:value-type="float" office:value="1">
            <text:p>1</text:p>
          </table:table-cell>
          <table:table-cell table:formula="of:=8.99/4" office:value-type="currency" office:currency="USD" office:value="2.2475">
            <text:p>$2.25</text:p>
          </table:table-cell>
          <table:table-cell table:formula="of:=[.G28]*[.F28]" office:value-type="currency" office:currency="USD" office:value="2.2475">
            <text:p>$2.25</text:p>
          </table:table-cell>
          <table:table-cell office:value-type="string">
            <text:p>https://www.amazon.com/dp/B09L7WPHBZ</text:p>
          </table:table-cell>
          <table:table-cell table:number-columns-repeated="1015"/>
        </table:table-row>
        <table:table-row table:style-name="ro1">
          <table:table-cell office:value-type="string">
            <text:p>AC 1</text:p>
          </table:table-cell>
          <table:table-cell office:value-type="string">
            <text:p>C19</text:p>
          </table:table-cell>
          <table:table-cell office:value-type="string">
            <text:p>C19 Panel Mount Plug Socket Adapter AC 250V 16A Inlet Module Plug Power Connector Socket Staight</text:p>
          </table:table-cell>
          <table:table-cell office:value-type="string">
            <text:p>Amazon</text:p>
          </table:table-cell>
          <table:table-cell office:value-type="string">
            <text:p>C19 Panel Mount Plug Socket Adapter AC 250V 16A Inlet Module Plug Power Connector Socket Staight</text:p>
          </table:table-cell>
          <table:table-cell office:value-type="float" office:value="1">
            <text:p>1</text:p>
          </table:table-cell>
          <table:table-cell table:formula="of:=7.99/2" office:value-type="currency" office:currency="USD" office:value="3.995">
            <text:p>$4.00</text:p>
          </table:table-cell>
          <table:table-cell table:formula="of:=[.G29]*[.F29]" office:value-type="currency" office:currency="USD" office:value="3.995">
            <text:p>$4.00</text:p>
          </table:table-cell>
          <table:table-cell office:value-type="string">
            <text:p>https://www.amazon.com/dp/B0B3VR24JH</text:p>
          </table:table-cell>
          <table:table-cell table:number-columns-repeated="1015"/>
        </table:table-row>
        <table:table-row table:style-name="ro1">
          <table:table-cell office:value-type="string">
            <text:p>PNL_MNT1</text:p>
          </table:table-cell>
          <table:table-cell office:value-type="string">
            <text:p>SB50PNLMNTSINGLE</text:p>
          </table:table-cell>
          <table:table-cell office:value-type="string">
            <text:p>Mounting Panel with Dust Cover Compatible with Anderson SB50</text:p>
          </table:table-cell>
          <table:table-cell office:value-type="string">
            <text:p>Amazon</text:p>
          </table:table-cell>
          <table:table-cell office:value-type="string">
            <text:p>50A Plug Mounting Panel with Dust Cover Compatible with Anderson SB50</text:p>
          </table:table-cell>
          <table:table-cell office:value-type="float" office:value="1">
            <text:p>1</text:p>
          </table:table-cell>
          <table:table-cell table:formula="of:=11.89/2" office:value-type="currency" office:currency="USD" office:value="5.945">
            <text:p>$5.95</text:p>
          </table:table-cell>
          <table:table-cell table:formula="of:=[.G30]*[.F30]" office:value-type="currency" office:currency="USD" office:value="5.945">
            <text:p>$5.95</text:p>
          </table:table-cell>
          <table:table-cell office:value-type="string">
            <text:p>https://www.amazon.com/dp/B0CHMNNNH9</text:p>
          </table:table-cell>
          <table:table-cell table:number-columns-repeated="1015"/>
        </table:table-row>
        <table:table-row table:style-name="ro1">
          <table:table-cell office:value-type="string">
            <text:p>PNL_SW 2</text:p>
          </table:table-cell>
          <table:table-cell office:value-type="string">
            <text:p>PNL_SW_AC_LIGHT</text:p>
          </table:table-cell>
          <table:table-cell office:value-type="string">
            <text:p>30A 250VAC/35A 125VAC KCD2 KCD4 Rocker Switch DPST 4 Pin Red Lighted 120V Rocker Toggle Switch ON Off</text:p>
          </table:table-cell>
          <table:table-cell office:value-type="string">
            <text:p>Amazon</text:p>
          </table:table-cell>
          <table:table-cell office:value-type="string">
            <text:p>30A 250VAC/35A 125VAC KCD2 KCD4 Rocker Switch DPST 4 Pin Red Lighted 120V Rocker Toggle Switch ON Off</text:p>
          </table:table-cell>
          <table:table-cell office:value-type="float" office:value="1">
            <text:p>1</text:p>
          </table:table-cell>
          <table:table-cell table:formula="of:=10.9/4" office:value-type="currency" office:currency="USD" office:value="2.725">
            <text:p>$2.73</text:p>
          </table:table-cell>
          <table:table-cell table:formula="of:=[.G31]*[.F31]" office:value-type="currency" office:currency="USD" office:value="2.725">
            <text:p>$2.73</text:p>
          </table:table-cell>
          <table:table-cell office:value-type="string">
            <text:p>https://www.amazon.com/dp/B0BB9KJDC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 2</text:p>
          </table:table-cell>
          <table:table-cell office:value-type="string">
            <text:p>C20</text:p>
          </table:table-cell>
          <table:table-cell office:value-type="string">
            <text:p>C20 with Mounting Holes Adapter,Toptekits C20 Panel Mount Plug Adapter AC 250V 16A 3 Pins IEC Inlet</text:p>
          </table:table-cell>
          <table:table-cell office:value-type="string">
            <text:p>Amazon</text:p>
          </table:table-cell>
          <table:table-cell office:value-type="string">
            <text:p>C20 with Mounting Holes Adapter,Toptekits C20 Panel Mount Plug Adapter AC 250V 16A 3 Pins IEC Inlet</text:p>
          </table:table-cell>
          <table:table-cell office:value-type="float" office:value="1">
            <text:p>1</text:p>
          </table:table-cell>
          <table:table-cell table:formula="of:=7.99/2" office:value-type="currency" office:currency="USD" office:value="3.995">
            <text:p>$4.00</text:p>
          </table:table-cell>
          <table:table-cell table:formula="of:=[.G33]*[.F33]" office:value-type="currency" office:currency="USD" office:value="3.995">
            <text:p>$4.00</text:p>
          </table:table-cell>
          <table:table-cell office:value-type="string">
            <text:p>https://www.amazon.com/dp/B0B3VNM3CP</text:p>
          </table:table-cell>
          <table:table-cell table:number-columns-repeated="1015"/>
        </table:table-row>
        <table:table-row table:style-name="ro1">
          <table:table-cell office:value-type="string">
            <text:p>FAN_FLT 1</text:p>
          </table:table-cell>
          <table:table-cell office:value-type="string">
            <text:p>FILTER_FAN_80mm</text:p>
          </table:table-cell>
          <table:table-cell office:value-type="string">
            <text:p>80mm Computer Fan Filter Grills with Screws, Aluminum Frame Ultra Fine Stainelss Steel</text:p>
          </table:table-cell>
          <table:table-cell office:value-type="string">
            <text:p>Amazon</text:p>
          </table:table-cell>
          <table:table-cell office:value-type="string">
            <text:p>80mm Computer Fan Filter</text:p>
          </table:table-cell>
          <table:table-cell office:value-type="float" office:value="1">
            <text:p>1</text:p>
          </table:table-cell>
          <table:table-cell table:formula="of:=12.99/4" office:value-type="currency" office:currency="USD" office:value="3.2475">
            <text:p>$3.25</text:p>
          </table:table-cell>
          <table:table-cell table:formula="of:=[.G34]*[.F34]" office:value-type="currency" office:currency="USD" office:value="3.2475">
            <text:p>$3.25</text:p>
          </table:table-cell>
          <table:table-cell office:value-type="string">
            <text:p>https://www.amazon.com/dp/B07LG41F1K</text:p>
          </table:table-cell>
          <table:table-cell table:number-columns-repeated="1015"/>
        </table:table-row>
        <table:table-row table:style-name="ro1">
          <table:table-cell office:value-type="string">
            <text:p>FAN 1</text:p>
          </table:table-cell>
          <table:table-cell office:value-type="string">
            <text:p>FAN 80 MM</text:p>
          </table:table-cell>
          <table:table-cell office:value-type="string">
            <text:p>????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1000000" office:value-type="currency" office:currency="USD" office:value="1000000">
            <text:p>$1,000,000.00</text:p>
          </table:table-cell>
          <table:table-cell table:formula="of:=[.G35]*[.F35]" office:value-type="currency" office:currency="USD" office:value="1000000">
            <text:p>$1,000,000.00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oo1</text:p>
          </table:table-cell>
          <table:table-cell office:value-type="string">
            <text:p>Foo_bar</text:p>
          </table:table-cell>
          <table:table-cell office:value-type="string">
            <text:p>this and that</text:p>
          </table:table-cell>
          <table:table-cell office:value-type="string">
            <text:p>Nowhereman</text:p>
          </table:table-cell>
          <table:table-cell office:value-type="string">
            <text:p>foo</text:p>
          </table:table-cell>
          <table:table-cell office:value-type="float" office:value="1">
            <text:p>1</text:p>
          </table:table-cell>
          <table:table-cell table:formula="of:=1000000" office:value-type="currency" office:currency="USD" office:value="1000000">
            <text:p>$1,000,000.00</text:p>
          </table:table-cell>
          <table:table-cell table:formula="of:=[.G44]*[.F44]" office:value-type="currency" office:currency="USD" office:value="1000000">
            <text:p>$1,000,000.00</text:p>
          </table:table-cell>
          <table:table-cell office:value-type="string">
            <text:p>fo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>
            <text:p>SubAssy Subtotal=</text:p>
          </table:table-cell>
          <table:table-cell table:style-name="ce7" table:formula="of:=SUM([.G13:.G45])" office:value-type="currency" office:currency="USD" office:value="3000493.4425">
            <text:p>$3,000,493.44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>
            <text:p>ASSY_CBL_1</text:p>
          </table:table-cell>
          <table:table-cell office:value-type="string">
            <text:p>ASSY_CBL_6AWG_300mm_BLACK_RED</text:p>
          </table:table-cell>
          <table:table-cell office:value-type="string">
            <text:p>Assy cable 6AWG 300mm Black Red</text:p>
          </table:table-cell>
          <table:table-cell office:value-type="string">
            <text:p>PublicInvention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tack Supply to SB5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>
            <text:p>last line</text:p>
          </table:table-cell>
          <table:table-cell table:style-name="ce8" table:number-columns-repeated="5"/>
          <table:table-cell table:style-name="ce9"/>
          <table:table-cell table:style-name="ce9" office:value-type="currency" office:currency="USD" office:value="0">
            <text:p>$0.00</text:p>
          </table:table-cell>
          <table:table-cell table:style-name="ce8"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_PurityMonitor" table:style-name="ta1" table:print="false">
        <table:table-column table:style-name="co5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Default"/>
        <table:table-row table:style-name="ro1">
          <table:table-cell table:style-name="ce1" office:value-type="string">
            <text:p>O2 Purity Monitor</text:p>
          </table:table-cell>
          <table:table-cell table:number-columns-repeated="8"/>
        </table:table-row>
        <table:table-row table:style-name="ro1">
          <table:table-cell office:value-type="string">
            <text:p>O2 Measurement and Logging</text:p>
          </table:table-cell>
          <table:table-cell table:number-columns-repeated="8"/>
        </table:table-row>
        <table:table-row table:style-name="ro1">
          <table:table-cell office:value-type="string">
            <text:p>This that and mor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" office:value-type="string">
            <text:p>Total=</text:p>
          </table:table-cell>
          <table:table-cell table:style-name="ce7" table:formula="of:=SUM([.H6:.H51])" office:value-type="currency" office:currency="USD" office:value="2000000">
            <text:p>$2,000,000.00</text:p>
          </table:table-cell>
          <table:table-cell/>
        </table:table-row>
        <table:table-row table:style-name="ro1"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istributor_1</text:p>
          </table:table-cell>
          <table:table-cell table:style-name="ce2" office:value-type="string">
            <text:p>Distributor_PN</text:p>
          </table:table-cell>
          <table:table-cell table:style-name="ce2" office:value-type="string">
            <text:p>Quantity</text:p>
          </table:table-cell>
          <table:table-cell table:style-name="ce6" office:value-type="string">
            <text:p>Cost_Each</text:p>
          </table:table-cell>
          <table:table-cell table:style-name="ce6" office:value-type="string">
            <text:p>Cost_Ext</text:p>
          </table:table-cell>
          <table:table-cell table:style-name="ce2" office:value-type="string">
            <text:p>Note</text:p>
          </table:table-cell>
        </table:table-row>
        <table:table-row table:style-name="ro1">
          <table:table-cell office:value-type="string">
            <text:p>Foo 1</text:p>
          </table:table-cell>
          <table:table-cell table:number-columns-repeated="2" office:value-type="string">
            <text:p>O2 thing 1</text:p>
          </table:table-cell>
          <table:table-cell/>
          <table:table-cell table:style-name="ce3"/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7]*[.F7]" office:value-type="currency" office:currency="USD" office:value="1000000">
            <text:p>$1,000,000.00</text:p>
          </table:table-cell>
          <table:table-cell office:value-type="string">
            <text:p>ORDER #TBD</text:p>
          </table:table-cell>
        </table:table-row>
        <table:table-row table:style-name="ro1">
          <table:table-cell office:value-type="string">
            <text:p>Bar 1</text:p>
          </table:table-cell>
          <table:table-cell table:number-columns-repeated="2" office:value-type="string">
            <text:p>O2 thing 2</text:p>
          </table:table-cell>
          <table:table-cell/>
          <table:table-cell table:style-name="ce3"/>
          <table:table-cell office:value-type="float" office:value="1">
            <text:p>1</text:p>
          </table:table-cell>
          <table:table-cell office:value-type="currency" office:currency="USD" office:value="1000000">
            <text:p>$1,000,000.00</text:p>
          </table:table-cell>
          <table:table-cell table:formula="of:=[.G8]*[.F8]" office:value-type="currency" office:currency="USD" office:value="1000000">
            <text:p>$1,000,000.00</text:p>
          </table:table-cell>
          <table:table-cell office:value-type="string">
            <text:p>ORDER #TBD</text:p>
          </table:table-cell>
        </table:table-row>
      </table:table>
      <table:table table:name="Controller_Assembly_V1.1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1002" table:default-cell-style-name="Default"/>
        <table:table-row table:style-name="ro1">
          <table:table-cell table:style-name="ce2" office:value-type="string">
            <text:p>BOM generated by STF in KiCAD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>
            <text:p>CntrlAssyV1.1</text:p>
          </table:table-cell>
          <table:table-cell table:style-name="ce2" table:number-columns-repeated="1023"/>
        </table:table-row>
        <table:table-row table:style-name="ro1" table:number-rows-repeated="3">
          <table:table-cell table:style-name="ce2" table:number-columns-repeated="1024"/>
        </table:table-row>
        <table:table-row table:style-name="ro1"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Datasheet</text:p>
          </table:table-cell>
          <table:table-cell table:style-name="ce2" office:value-type="string">
            <text:p>AssemblyType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K_Datasheet_Link</text:p>
          </table:table-cell>
          <table:table-cell table:style-name="ce2" office:value-type="string">
            <text:p>DK_Detail_P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igi-Key_PN</text:p>
          </table:table-cell>
          <table:table-cell table:style-name="ce2" office:value-type="string">
            <text:p>Distributor 1</text:p>
          </table:table-cell>
          <table:table-cell table:style-name="ce2" office:value-type="string">
            <text:p>Distributor 1 PN</text:p>
          </table:table-cell>
          <table:table-cell table:style-name="ce2" office:value-type="string">
            <text:p>Distributor 2</text:p>
          </table:table-cell>
          <table:table-cell table:style-name="ce2" office:value-type="string">
            <text:p>Distributor 2 PN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ongLead</text:p>
          </table:table-cell>
          <table:table-cell table:style-name="ce2" office:value-type="string">
            <text:p>MP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Qty</text:p>
          </table:table-cell>
          <table:table-cell table:style-name="ce2" table:number-columns-repeated="1002"/>
        </table:table-row>
        <table:table-row table:style-name="ro1">
          <table:table-cell office:value-type="string">
            <text:p>A1</text:p>
          </table:table-cell>
          <table:table-cell office:value-type="string">
            <text:p>Arduino_Due_Shield</text:p>
          </table:table-cell>
          <table:table-cell office:value-type="string">
            <text:p>PubInv_KiCad_PCB:Arduino_Due_Shield_Annotated</text:p>
          </table:table-cell>
          <table:table-cell office:value-type="string">
            <text:p>https://docs.arduino.cc/hardware/due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D_PSU_RX1</text:p>
          </table:table-cell>
          <table:table-cell office:value-type="string">
            <text:p>D_PSU_RX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D_PSU_RX2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D_PSU_TX1</text:p>
          </table:table-cell>
          <table:table-cell office:value-type="string">
            <text:p>D_PSU_TX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D_PSU_TX2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R17, R30, R34, R35, R43, R51-R53, R55, R60, R63, R74, R75, R85-R87, R89, R90, R118, R120</text:p>
          </table:table-cell>
          <table:table-cell office:value-type="string">
            <text:p>DNI</text:p>
          </table:table-cell>
          <table:table-cell office:value-type="string">
            <text:p>Resistor_SMD:R_0603_1608Metric_Pad0.98x0.95mm_HandSolder</text:p>
          </table:table-cell>
          <table:table-cell table:number-columns-repeated="2" office:value-type="string">
            <text:p>-- mixed values --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-- mixed values --</text:p>
          </table:table-cell>
          <table:table-cell table:number-columns-repeated="6"/>
          <table:table-cell table:number-columns-repeated="3" office:value-type="string">
            <text:p>-- mixed values --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02"/>
        </table:table-row>
        <table:table-row table:style-name="ro1">
          <table:table-cell office:value-type="string">
            <text:p>TP1, TP3, TP4, TP11, TP21</text:p>
          </table:table-cell>
          <table:table-cell office:value-type="string">
            <text:p>GND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TP2</text:p>
          </table:table-cell>
          <table:table-cell office:value-type="string">
            <text:p>+12V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5</text:p>
          </table:table-cell>
          <table:table-cell office:value-type="string">
            <text:p>+VccMAX31850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6</text:p>
          </table:table-cell>
          <table:table-cell office:value-type="string">
            <text:p>+VccMAX31850_1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7</text:p>
          </table:table-cell>
          <table:table-cell office:value-type="string">
            <text:p>+VccMAX31850_2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8</text:p>
          </table:table-cell>
          <table:table-cell office:value-type="string">
            <text:p>+VccMAX31850_3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9</text:p>
          </table:table-cell>
          <table:table-cell office:value-type="string">
            <text:p>+VccMAX3185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0</text:p>
          </table:table-cell>
          <table:table-cell office:value-type="string">
            <text:p>+VccMCP9600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20</text:p>
          </table:table-cell>
          <table:table-cell office:value-type="string">
            <text:p>+24V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Switched_Fan_Power1</text:p>
          </table:table-cell>
          <table:table-cell office:value-type="string">
            <text:p>Switched_Fan_Power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CIPO1</text:p>
          </table:table-cell>
          <table:table-cell office:value-type="string">
            <text:p>CIPO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COPI1</text:p>
          </table:table-cell>
          <table:table-cell office:value-type="string">
            <text:p>COPI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CL1</text:p>
          </table:table-cell>
          <table:table-cell office:value-type="string">
            <text:p>SCL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CL2</text:p>
          </table:table-cell>
          <table:table-cell office:value-type="string">
            <text:p>SCL1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DA1</text:p>
          </table:table-cell>
          <table:table-cell office:value-type="string">
            <text:p>SDA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DA2</text:p>
          </table:table-cell>
          <table:table-cell office:value-type="string">
            <text:p>SDA1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D_DET1</text:p>
          </table:table-cell>
          <table:table-cell office:value-type="string">
            <text:p>TP_SD_DET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SPI_SCK1</text:p>
          </table:table-cell>
          <table:table-cell office:value-type="string">
            <text:p>SPI_SCK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_VIN1</text:p>
          </table:table-cell>
          <table:table-cell office:value-type="string">
            <text:p>VIN1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HAND</text:p>
          </table:table-cell>
          <table:table-cell/>
          <table:table-cell office:value-type="string">
            <text:p>NA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P9, JP10, JP15</text:p>
          </table:table-cell>
          <table:table-cell office:value-type="string">
            <text:p>MAX31850K</text:p>
          </table:table-cell>
          <table:table-cell office:value-type="string">
            <text:p>PubInv_KiCad_PCB:Adafruit_MAX31850K_Module</text:p>
          </table:table-cell>
          <table:table-cell office:value-type="string">
            <text:p>https://www.adafruit.com/product/1727</text:p>
          </table:table-cell>
          <table:table-cell office:value-type="string">
            <text:p>HAND</text:p>
          </table:table-cell>
          <table:table-cell/>
          <table:table-cell office:value-type="float" office:value="14.95">
            <text:p>14.95</text:p>
          </table:table-cell>
          <table:table-cell table:number-columns-repeated="2"/>
          <table:table-cell office:value-type="string">
            <text:p>Thermocouple Amplifier with 1-Wire Breakout Board - MAX31850K</text:p>
          </table:table-cell>
          <table:table-cell/>
          <table:table-cell office:value-type="string">
            <text:p>adafruit</text:p>
          </table:table-cell>
          <table:table-cell office:value-type="float" office:value="1727">
            <text:p>1727</text:p>
          </table:table-cell>
          <table:table-cell table:number-columns-repeated="4"/>
          <table:table-cell office:value-type="float" office:value="1727">
            <text:p>1727</text:p>
          </table:table-cell>
          <table:table-cell office:value-type="string">
            <text:p>Adafru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JP16-JP18</text:p>
          </table:table-cell>
          <table:table-cell office:value-type="string">
            <text:p>MAX31855</text:p>
          </table:table-cell>
          <table:table-cell office:value-type="string">
            <text:p>PubInv_KiCad_PCB:Adafruit_MAX31855_Module</text:p>
          </table:table-cell>
          <table:table-cell office:value-type="string">
            <text:p>https://www.adafruit.com/product/269</text:p>
          </table:table-cell>
          <table:table-cell office:value-type="string">
            <text:p>HAND</text:p>
          </table:table-cell>
          <table:table-cell/>
          <table:table-cell office:value-type="float" office:value="14.95">
            <text:p>14.95</text:p>
          </table:table-cell>
          <table:table-cell table:number-columns-repeated="2"/>
          <table:table-cell office:value-type="string">
            <text:p>Thermocouple Amplifier MAX31855 breakout board (MAX6675 upgrade)</text:p>
          </table:table-cell>
          <table:table-cell/>
          <table:table-cell office:value-type="string">
            <text:p>adafruit</text:p>
          </table:table-cell>
          <table:table-cell office:value-type="float" office:value="269">
            <text:p>269</text:p>
          </table:table-cell>
          <table:table-cell table:number-columns-repeated="4"/>
          <table:table-cell office:value-type="float" office:value="269">
            <text:p>269</text:p>
          </table:table-cell>
          <table:table-cell office:value-type="string">
            <text:p>Adafru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JP19-JP21</text:p>
          </table:table-cell>
          <table:table-cell office:value-type="string">
            <text:p>MCP9600</text:p>
          </table:table-cell>
          <table:table-cell office:value-type="string">
            <text:p>PubInv_KiCad_PCB:Adafruit_MCP9600_Module</text:p>
          </table:table-cell>
          <table:table-cell office:value-type="string">
            <text:p>https://www.adafruit.com/product/4101</text:p>
          </table:table-cell>
          <table:table-cell office:value-type="string">
            <text:p>HAND</text:p>
          </table:table-cell>
          <table:table-cell/>
          <table:table-cell office:value-type="float" office:value="15.95">
            <text:p>15.95</text:p>
          </table:table-cell>
          <table:table-cell table:number-columns-repeated="2"/>
          <table:table-cell office:value-type="string">
            <text:p>Adafruit MCP9600 I2C Thermocouple Amplifier - K, J, T, N, S, E, B and R Type T</text:p>
          </table:table-cell>
          <table:table-cell/>
          <table:table-cell office:value-type="string">
            <text:p>adafruit</text:p>
          </table:table-cell>
          <table:table-cell office:value-type="float" office:value="4101">
            <text:p>4101</text:p>
          </table:table-cell>
          <table:table-cell table:number-columns-repeated="4"/>
          <table:table-cell office:value-type="float" office:value="4101">
            <text:p>4101</text:p>
          </table:table-cell>
          <table:table-cell office:value-type="string">
            <text:p>Adafru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MF3</text:p>
          </table:table-cell>
          <table:table-cell office:value-type="string">
            <text:p>Stacking Headers Pins Kit</text:p>
          </table:table-cell>
          <table:table-cell office:value-type="string">
            <text:p>NA</text:p>
          </table:table-cell>
          <table:table-cell office:value-type="string">
            <text:p>https://www.amazon.com/Treedix-Stacking-Headers-Stackable-Compatible/dp/B08G4FGBPQ/ref=sr_1_6</text:p>
          </table:table-cell>
          <table:table-cell office:value-type="string">
            <text:p>HAND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string">
            <text:p>Stacking Headers Pins Kit Stackable Female Headers Compatible with Arduino Mega 2560(28pcs in Total)</text:p>
          </table:table-cell>
          <table:table-cell/>
          <table:table-cell office:value-type="string">
            <text:p>Amazon</text:p>
          </table:table-cell>
          <table:table-cell office:value-type="string">
            <text:p>https://www.amazon.com/Treedix-Stacking-Headers-Stackable-Compatible/dp/B08G4FGBPQ/ref=sr_1_6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PCB_BKT_OEDCS_01</text:p>
          </table:table-cell>
          <table:table-cell office:value-type="string">
            <text:p>TreeDi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C1-C15, C20, C21, C23</text:p>
          </table:table-cell>
          <table:table-cell office:value-type="string">
            <text:p>39pF</text:p>
          </table:table-cell>
          <table:table-cell office:value-type="string">
            <text:p>Capacitor_SMD:C_0603_1608Metric_Pad1.08x0.95mm_HandSolder</text:p>
          </table:table-cell>
          <table:table-cell office:value-type="string">
            <text:p>https://datasheet.lcsc.com/lcsc/1811082118_YAGEO-CC0603JRNPO9BN390_C107049.pdf</text:p>
          </table:table-cell>
          <table:table-cell office:value-type="string">
            <text:p>SMT</text:p>
          </table:table-cell>
          <table:table-cell/>
          <table:table-cell office:value-type="float" office:value="0.003">
            <text:p>0</text:p>
          </table:table-cell>
          <table:table-cell table:number-columns-repeated="2"/>
          <table:table-cell office:value-type="string">
            <text:p>50V 39pF NP0 Â±5% 0603 Multilayer Ceramic Ca</text:p>
          </table:table-cell>
          <table:table-cell/>
          <table:table-cell office:value-type="string">
            <text:p>JLCPCB</text:p>
          </table:table-cell>
          <table:table-cell office:value-type="string">
            <text:p>C107049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CC0603JRNPO9BN390</text:p>
          </table:table-cell>
          <table:table-cell office:value-type="string">
            <text:p>YAGEO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002"/>
        </table:table-row>
        <table:table-row table:style-name="ro1">
          <table:table-cell office:value-type="string">
            <text:p>C16-C19, C24</text:p>
          </table:table-cell>
          <table:table-cell office:value-type="string">
            <text:p>1uF</text:p>
          </table:table-cell>
          <table:table-cell office:value-type="string">
            <text:p>Capacitor_SMD:C_0603_1608Metric_Pad1.08x0.95mm_HandSolder</text:p>
          </table:table-cell>
          <table:table-cell office:value-type="string">
            <text:p>CC0603JRX7R9BB104.pdf</text:p>
          </table:table-cell>
          <table:table-cell office:value-type="string">
            <text:p>SMT</text:p>
          </table:table-cell>
          <table:table-cell/>
          <table:table-cell office:value-type="float" office:value="0.0037">
            <text:p>0</text:p>
          </table:table-cell>
          <table:table-cell table:number-columns-repeated="2"/>
          <table:table-cell office:value-type="string">
            <text:p>50V 1uF Â±5% 0603 Multilayer Ceramic Ca</text:p>
          </table:table-cell>
          <table:table-cell/>
          <table:table-cell office:value-type="string">
            <text:p>JLCPCB</text:p>
          </table:table-cell>
          <table:table-cell office:value-type="string">
            <text:p>C91183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CC0603JRX7R9BB104</text:p>
          </table:table-cell>
          <table:table-cell office:value-type="string">
            <text:p>YAGE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C22</text:p>
          </table:table-cell>
          <table:table-cell office:value-type="string">
            <text:p>10nF</text:p>
          </table:table-cell>
          <table:table-cell office:value-type="string">
            <text:p>Capacitor_SMD:C_0603_1608Metric_Pad1.08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/>
          <table:table-cell office:value-type="float" office:value="0.0132">
            <text:p>0.01</text:p>
          </table:table-cell>
          <table:table-cell table:number-columns-repeated="2"/>
          <table:table-cell office:value-type="string">
            <text:p>50V 10nF NP0 Â±5% 0603 Multilayer Ceramic Capacitors MLCC - SMD/SMT ROHS</text:p>
          </table:table-cell>
          <table:table-cell/>
          <table:table-cell office:value-type="string">
            <text:p>JLCPCB</text:p>
          </table:table-cell>
          <table:table-cell office:value-type="string">
            <text:p>C389113</text:p>
          </table:table-cell>
          <table:table-cell table:number-columns-repeated="4"/>
          <table:table-cell office:value-type="string">
            <text:p>CC0603JRNPO9BN103</text:p>
          </table:table-cell>
          <table:table-cell office:value-type="string">
            <text:p>YAGE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D1, D2</text:p>
          </table:table-cell>
          <table:table-cell office:value-type="string">
            <text:p>5.1V</text:p>
          </table:table-cell>
          <table:table-cell office:value-type="string">
            <text:p>Diode_SMD:D_MiniMELF</text:p>
          </table:table-cell>
          <table:table-cell office:value-type="string">
            <text:p>https://assets.nexperia.com/documents/data-sheet/BZV55_SER.pdf <text:s/>BZV55B3V3</text:p>
          </table:table-cell>
          <table:table-cell office:value-type="string">
            <text:p>SMT</text:p>
          </table:table-cell>
          <table:table-cell/>
          <table:table-cell office:value-type="float" office:value="0.0433">
            <text:p>0.04</text:p>
          </table:table-cell>
          <table:table-cell table:number-columns-repeated="2"/>
          <table:table-cell office:value-type="string">
            <text:p>Â±5% Single 1W 5.1V MELF Zener Diodes ROHS</text:p>
          </table:table-cell>
          <table:table-cell/>
          <table:table-cell office:value-type="string">
            <text:p>JLCPCB</text:p>
          </table:table-cell>
          <table:table-cell office:value-type="string">
            <text:p>C841097</text:p>
          </table:table-cell>
          <table:table-cell table:number-columns-repeated="4"/>
          <table:table-cell office:value-type="string">
            <text:p>DL4733A</text:p>
          </table:table-cell>
          <table:table-cell office:value-type="string">
            <text:p>LG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D3</text:p>
          </table:table-cell>
          <table:table-cell office:value-type="string">
            <text:p>1N5819WS</text:p>
          </table:table-cell>
          <table:table-cell office:value-type="string">
            <text:p>Diode_SMD:D_SOD-323</text:p>
          </table:table-cell>
          <table:table-cell office:value-type="string">
            <text:p>https://datasheet.lcsc.com/lcsc/2204281430_Guangdong-Hottech-1N5819WS_C191023.pdf</text:p>
          </table:table-cell>
          <table:table-cell office:value-type="string">
            <text:p>SMT</text:p>
          </table:table-cell>
          <table:table-cell/>
          <table:table-cell office:value-type="float" office:value="0.0119">
            <text:p>0.01</text:p>
          </table:table-cell>
          <table:table-cell table:number-columns-repeated="2"/>
          <table:table-cell office:value-type="string">
            <text:p>40V 600mV@1A 1A SOD-323 Schottky Barrier Diodes (SBD) ROHS</text:p>
          </table:table-cell>
          <table:table-cell/>
          <table:table-cell office:value-type="string">
            <text:p>JLCPCB</text:p>
          </table:table-cell>
          <table:table-cell office:value-type="string">
            <text:p>C191023</text:p>
          </table:table-cell>
          <table:table-cell table:number-columns-repeated="4"/>
          <table:table-cell office:value-type="string">
            <text:p>1N5819WS</text:p>
          </table:table-cell>
          <table:table-cell office:value-type="string">
            <text:p>Guangdong Hottec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D4</text:p>
          </table:table-cell>
          <table:table-cell office:value-type="string">
            <text:p>RED 0603</text:p>
          </table:table-cell>
          <table:table-cell office:value-type="string">
            <text:p>LED_SMD:LED_0603_1608Metric_Pad1.05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 office:value-type="string">
            <text:p>Optoelectronics</text:p>
          </table:table-cell>
          <table:table-cell office:value-type="float" office:value="0.0054">
            <text:p>0.01</text:p>
          </table:table-cell>
          <table:table-cell office:value-type="string">
            <text:p>http://optoelectronics.liteon.com/upload/download/DS22-2000-109/LTST-C171KRKT.pdf</text:p>
          </table:table-cell>
          <table:table-cell office:value-type="string">
            <text:p>/product-detail/en/lite-on-inc/LTST-C171KRKT/160-1427-1-ND/386800</text:p>
          </table:table-cell>
          <table:table-cell office:value-type="string">
            <text:p>LED RED CLEAR SMD</text:p>
          </table:table-cell>
          <table:table-cell office:value-type="string">
            <text:p>160-1427-1-ND</text:p>
          </table:table-cell>
          <table:table-cell office:value-type="string">
            <text:p>JLCPCB</text:p>
          </table:table-cell>
          <table:table-cell office:value-type="string">
            <text:p>C2286</text:p>
          </table:table-cell>
          <table:table-cell table:number-columns-repeated="2"/>
          <table:table-cell office:value-type="string">
            <text:p>LED Indication - Discrete</text:p>
          </table:table-cell>
          <table:table-cell/>
          <table:table-cell office:value-type="string">
            <text:p>LTST-C171KRKT</text:p>
          </table:table-cell>
          <table:table-cell office:value-type="string">
            <text:p>Lite-On Inc.</text:p>
          </table:table-cell>
          <table:table-cell/>
          <table:table-cell office:value-type="string">
            <text:p>Active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1</text:p>
          </table:table-cell>
          <table:table-cell office:value-type="string">
            <text:p>DB9_Female_MountingHoles</text:p>
          </table:table-cell>
          <table:table-cell office:value-type="string">
            <text:p>Connector_Dsub:DSUB-9_Female_Horizontal_P2.77x2.84mm_EdgePinOffset4.94mm_Housed_MountingHolesOffset7.48mm</text:p>
          </table:table-cell>
          <table:table-cell office:value-type="string">
            <text:p>C141882_D-DMR009PF-D002.pdf</text:p>
          </table:table-cell>
          <table:table-cell office:value-type="string">
            <text:p>HAND</text:p>
          </table:table-cell>
          <table:table-cell/>
          <table:table-cell office:value-type="float" office:value="0.2718">
            <text:p>0.27</text:p>
          </table:table-cell>
          <table:table-cell table:number-columns-repeated="2"/>
          <table:table-cell office:value-type="string">
            <text:p>9P Female D-Sub Shrouded 2 3A -50â„ƒ~+105â„ƒ Plugin D-Sub/DVI/HDMI Connectors ROHS</text:p>
          </table:table-cell>
          <table:table-cell/>
          <table:table-cell office:value-type="string">
            <text:p>JLCPCB</text:p>
          </table:table-cell>
          <table:table-cell office:value-type="string">
            <text:p>C141882</text:p>
          </table:table-cell>
          <table:table-cell table:number-columns-repeated="4"/>
          <table:table-cell office:value-type="string">
            <text:p>D-DMR009PF-D002</text:p>
          </table:table-cell>
          <table:table-cell office:value-type="string">
            <text:p>Ckmtw(Shenzhen Cankemeng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2-J6</text:p>
          </table:table-cell>
          <table:table-cell office:value-type="string">
            <text:p>Conn_01x08</text:p>
          </table:table-cell>
          <table:table-cell office:value-type="string">
            <text:p>Connector_PinSocket_2.54mm:PinSocket_1x08_P2.54mm_Vertical</text:p>
          </table:table-cell>
          <table:table-cell office:value-type="string">
            <text:p>https://jlcpcb.com/partdetail/Hctl-PZ254_1_08_Z_85/C2894931</text:p>
          </table:table-cell>
          <table:table-cell office:value-type="string">
            <text:p>HAND</text:p>
          </table:table-cell>
          <table:table-cell/>
          <table:table-cell office:value-type="float" office:value="0.0762">
            <text:p>0.08</text:p>
          </table:table-cell>
          <table:table-cell table:number-columns-repeated="2"/>
          <table:table-cell office:value-type="string">
            <text:p>3A Straight Square Pins 2.5mm 8P 6mm -40â„ƒ~+105â„ƒ 3mm 2.54mm Plugin Black 1x8P Plugin,P=2.54mm Pin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2894931</text:p>
          </table:table-cell>
          <table:table-cell table:number-columns-repeated="4"/>
          <table:table-cell office:value-type="string">
            <text:p>PZ254-1-08-Z-8.5</text:p>
          </table:table-cell>
          <table:table-cell office:value-type="string">
            <text:p>HCT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J7, J9, J14, J26, J29</text:p>
          </table:table-cell>
          <table:table-cell office:value-type="string">
            <text:p>Conn_01x10</text:p>
          </table:table-cell>
          <table:table-cell office:value-type="string">
            <text:p>Connector_PinSocket_2.54mm:PinSocket_1x10_P2.54mm_Vertical</text:p>
          </table:table-cell>
          <table:table-cell office:value-type="string">
            <text:p>https://jlcpcb.com/partdetail/Hctl-PZ254_1_10_Z_85/C2894933</text:p>
          </table:table-cell>
          <table:table-cell office:value-type="string">
            <text:p>HAND</text:p>
          </table:table-cell>
          <table:table-cell/>
          <table:table-cell office:value-type="float" office:value="0.0942">
            <text:p>0.09</text:p>
          </table:table-cell>
          <table:table-cell table:number-columns-repeated="2"/>
          <table:table-cell office:value-type="string">
            <text:p>3A Straight Square Pins 2.5mm 10P 6mm -40â„ƒ~+105â„ƒ 3mm 2.54mm Plugin Black 1x10P Plugin,P=2.54mm Pin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2894933</text:p>
          </table:table-cell>
          <table:table-cell table:number-columns-repeated="4"/>
          <table:table-cell office:value-type="string">
            <text:p>PZ254-1-10-Z-8.5</text:p>
          </table:table-cell>
          <table:table-cell office:value-type="string">
            <text:p>HCT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J8</text:p>
          </table:table-cell>
          <table:table-cell office:value-type="string">
            <text:p>Conn_02x18_Odd_Even</text:p>
          </table:table-cell>
          <table:table-cell office:value-type="string">
            <text:p>Connector_PinSocket_2.54mm:PinSocket_2x18_P2.54mm_Vertical</text:p>
          </table:table-cell>
          <table:table-cell office:value-type="string">
            <text:p>C132131_DS1023-2_18SF11.pdf</text:p>
          </table:table-cell>
          <table:table-cell office:value-type="string">
            <text:p>HAND</text:p>
          </table:table-cell>
          <table:table-cell/>
          <table:table-cell office:value-type="float" office:value="0.3441">
            <text:p>0.34</text:p>
          </table:table-cell>
          <table:table-cell table:number-columns-repeated="2"/>
          <table:table-cell office:value-type="string">
            <text:p>2.54mm 2.54mm åŒæŽ’ 36P Straight 2x18P Plugin,P=2.54mm Female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13213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10, J27</text:p>
          </table:table-cell>
          <table:table-cell office:value-type="string">
            <text:p>Conn_02x12_Odd_Even</text:p>
          </table:table-cell>
          <table:table-cell office:value-type="string">
            <text:p>PubInv_KiCad_PCB.pretty:PinHeader_2x12_P2.00mm_Vertical_JST</text:p>
          </table:table-cell>
          <table:table-cell office:value-type="string">
            <text:p>https://www.jst-mfg.com/product/pdf/eng/ePHD.pdf</text:p>
          </table:table-cell>
          <table:table-cell office:value-type="string">
            <text:p>HAND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string">
            <text:p>Conn_02x12_Odd_Even</text:p>
          </table:table-cell>
          <table:table-cell/>
          <table:table-cell office:value-type="string">
            <text:p>JLCPCB</text:p>
          </table:table-cell>
          <table:table-cell office:value-type="string">
            <text:p>C160327</text:p>
          </table:table-cell>
          <table:table-cell office:value-type="string">
            <text:p>JLCPCB</text:p>
          </table:table-cell>
          <table:table-cell office:value-type="string">
            <text:p>?https://jlcpcb.com/partdetail/Jst_SalesAmerica-B24B_PHDSS_B_LF_SN/C160327?</text:p>
          </table:table-cell>
          <table:table-cell table:number-columns-repeated="2"/>
          <table:table-cell office:value-type="string">
            <text:p>B24B-PHDSS</text:p>
          </table:table-cell>
          <table:table-cell/>
          <table:table-cell office:value-type="string">
            <text:p>B24B-PHDSS</text:p>
          </table:table-cell>
          <table:table-cell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J11-J13, J25, J28, J30-J34</text:p>
          </table:table-cell>
          <table:table-cell office:value-type="string">
            <text:p>Screw_Terminal_01x02</text:p>
          </table:table-cell>
          <table:table-cell office:value-type="string">
            <text:p>TerminalBlock_TE-Connectivity:TerminalBlock_TE_282834-2_1x02_P2.54mm_Horizontal</text:p>
          </table:table-cell>
          <table:table-cell office:value-type="string">
            <text:p>DB128V-5.08-2P-GN-S.pdf</text:p>
          </table:table-cell>
          <table:table-cell office:value-type="string">
            <text:p>HAND</text:p>
          </table:table-cell>
          <table:table-cell/>
          <table:table-cell office:value-type="float" office:value="0.1537">
            <text:p>0.15</text:p>
          </table:table-cell>
          <table:table-cell table:number-columns-repeated="2"/>
          <table:table-cell office:value-type="string">
            <text:p>1x2P 20A -40â„ƒ~+105â„ƒ 300V Green 12~30 Straight pin 5.08mm 2.5 1 2 Plugin,P=5.08mm Screw terminal ROHS</text:p>
          </table:table-cell>
          <table:table-cell/>
          <table:table-cell office:value-type="string">
            <text:p>JLCPCB</text:p>
          </table:table-cell>
          <table:table-cell office:value-type="string">
            <text:p>C265283</text:p>
          </table:table-cell>
          <table:table-cell table:number-columns-repeated="4"/>
          <table:table-cell office:value-type="string">
            <text:p>DB125-2.54-2P-GN-S</text:p>
          </table:table-cell>
          <table:table-cell office:value-type="string">
            <text:p>DIBO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02"/>
        </table:table-row>
        <table:table-row table:style-name="ro1">
          <table:table-cell office:value-type="string">
            <text:p>J15</text:p>
          </table:table-cell>
          <table:table-cell office:value-type="string">
            <text:p>DB25_Female_MountingHoles</text:p>
          </table:table-cell>
          <table:table-cell office:value-type="string">
            <text:p>Connector_Dsub:DSUB-25_Female_Horizontal_P2.77x2.84mm_EdgePinOffset4.94mm_Housed_MountingHolesOffset7.48mm</text:p>
          </table:table-cell>
          <table:table-cell office:value-type="string">
            <text:p>C190083_D-DMR025PF-D002.pdf</text:p>
          </table:table-cell>
          <table:table-cell office:value-type="string">
            <text:p>HAND</text:p>
          </table:table-cell>
          <table:table-cell/>
          <table:table-cell office:value-type="float" office:value="0.7217">
            <text:p>0.72</text:p>
          </table:table-cell>
          <table:table-cell table:number-columns-repeated="2"/>
          <table:table-cell office:value-type="string">
            <text:p>25P Female D-Sub Shrouded 2 3A -50â„ƒ~+105â„ƒ Plugin D-Sub/DVI/HDMI Connectors ROHS</text:p>
          </table:table-cell>
          <table:table-cell/>
          <table:table-cell office:value-type="string">
            <text:p>JLCPCB</text:p>
          </table:table-cell>
          <table:table-cell office:value-type="string">
            <text:p>C190083</text:p>
          </table:table-cell>
          <table:table-cell table:number-columns-repeated="4"/>
          <table:table-cell office:value-type="string">
            <text:p>D-DMR025PF-D002</text:p>
          </table:table-cell>
          <table:table-cell office:value-type="string">
            <text:p>Ckmtw(Shenzhen Cankemeng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16, J18, J20, J24, J37</text:p>
          </table:table-cell>
          <table:table-cell office:value-type="string">
            <text:p>Conn_01x04</text:p>
          </table:table-cell>
          <table:table-cell office:value-type="string">
            <text:p>Connector_PinHeader_2.54mm:PinHeader_1x04_P2.54mm_Vertical</text:p>
          </table:table-cell>
          <table:table-cell office:value-type="string">
            <text:p>HB-PH3-25414PB2GOP.pdf</text:p>
          </table:table-cell>
          <table:table-cell office:value-type="string">
            <text:p>HAND</text:p>
          </table:table-cell>
          <table:table-cell/>
          <table:table-cell office:value-type="float" office:value="0.0342">
            <text:p>0.03</text:p>
          </table:table-cell>
          <table:table-cell table:number-columns-repeated="2"/>
          <table:table-cell office:value-type="string">
            <text:p>2.54mm Plugin 3A 4P -40â„ƒ~+105â„ƒ Straight 1x4P 8.5mm Top Square Holes Plugin,P=2.54mm Female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6332197</text:p>
          </table:table-cell>
          <table:table-cell table:number-columns-repeated="4"/>
          <table:table-cell office:value-type="string">
            <text:p>HB-PH3-25414PB2GOP</text:p>
          </table:table-cell>
          <table:table-cell office:value-type="string">
            <text:p>Hanbo Electroni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J17</text:p>
          </table:table-cell>
          <table:table-cell office:value-type="string">
            <text:p>Conn_01x05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C2897368_PM254-1-05-Z-8.5.pdf</text:p>
          </table:table-cell>
          <table:table-cell office:value-type="string">
            <text:p>HAND</text:p>
          </table:table-cell>
          <table:table-cell/>
          <table:table-cell office:value-type="float" office:value="0.0791">
            <text:p>0.08</text:p>
          </table:table-cell>
          <table:table-cell table:number-columns-repeated="2"/>
          <table:table-cell office:value-type="string">
            <text:p>2.54mm Plugin 3A 5P -40â„ƒ~+105â„ƒ Straight 1x5P 8.5mm Top Square Holes Plugin,P=2.54mm Female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2897368</text:p>
          </table:table-cell>
          <table:table-cell table:number-columns-repeated="4"/>
          <table:table-cell office:value-type="string">
            <text:p>PM254-1-05-Z-8.5</text:p>
          </table:table-cell>
          <table:table-cell office:value-type="string">
            <text:p>HCT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19</text:p>
          </table:table-cell>
          <table:table-cell office:value-type="string">
            <text:p>Conn_01x07</text:p>
          </table:table-cell>
          <table:table-cell office:value-type="string">
            <text:p>Connector_PinHeader_2.54mm:PinHeader_1x07_P2.54mm_Vertical</text:p>
          </table:table-cell>
          <table:table-cell office:value-type="string">
            <text:p>C2932672_KH-2.54FH-1X7P-H8.5.pdf</text:p>
          </table:table-cell>
          <table:table-cell office:value-type="string">
            <text:p>HAND</text:p>
          </table:table-cell>
          <table:table-cell/>
          <table:table-cell office:value-type="float" office:value="0.0543">
            <text:p>0.05</text:p>
          </table:table-cell>
          <table:table-cell table:number-columns-repeated="2"/>
          <table:table-cell office:value-type="string">
            <text:p>2.54mm Plugin 3A 7P -40â„ƒ~+105â„ƒ Straight 1x7P 8.5mm Top Square Holes Plugin,P=2.54mm Female Headers ROHS</text:p>
          </table:table-cell>
          <table:table-cell/>
          <table:table-cell office:value-type="string">
            <text:p>JLCPCB</text:p>
          </table:table-cell>
          <table:table-cell office:value-type="string">
            <text:p>C293267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21</text:p>
          </table:table-cell>
          <table:table-cell office:value-type="string">
            <text:p>RJ12_6P6C_HORZ</text:p>
          </table:table-cell>
          <table:table-cell office:value-type="string">
            <text:p>PubInv_KiCad_PCB:RJ12_Amphenol_54601</text:p>
          </table:table-cell>
          <table:table-cell office:value-type="string">
            <text:p>https://datasheet.lcsc.com/lcsc/1811141146_TE-Connectivity-5555165-1_C305981.pdf</text:p>
          </table:table-cell>
          <table:table-cell office:value-type="string">
            <text:p>HAND</text:p>
          </table:table-cell>
          <table:table-cell/>
          <table:table-cell office:value-type="float" office:value="0.8901">
            <text:p>0.89</text:p>
          </table:table-cell>
          <table:table-cell table:number-columns-repeated="2"/>
          <table:table-cell office:value-type="string">
            <text:p>Jack Modular Connector 6p6c (RJ11, RJ12, RJ14, RJ25) 90Â° Angle (Right) Unshielded Cat3</text:p>
          </table:table-cell>
          <table:table-cell/>
          <table:table-cell office:value-type="string">
            <text:p>JLCPCB</text:p>
          </table:table-cell>
          <table:table-cell office:value-type="string">
            <text:p>C305981</text:p>
          </table:table-cell>
          <table:table-cell office:value-type="string">
            <text:p>Digikey</text:p>
          </table:table-cell>
          <table:table-cell office:value-type="string">
            <text:p>A31422-ND</text:p>
          </table:table-cell>
          <table:table-cell/>
          <table:table-cell office:value-type="string">
            <text:p>YES</text:p>
          </table:table-cell>
          <table:table-cell office:value-type="string">
            <text:p>5555165-1</text:p>
          </table:table-cell>
          <table:table-cell office:value-type="string">
            <text:p>TE Connectivit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22, J23</text:p>
          </table:table-cell>
          <table:table-cell office:value-type="string">
            <text:p>0.100_2Pin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https://datasheet.lcsc.com/lcsc/1811011511_Amphenol-ICC-68000-102HLF_C168673.pdf</text:p>
          </table:table-cell>
          <table:table-cell office:value-type="string">
            <text:p>HAND</text:p>
          </table:table-cell>
          <table:table-cell office:value-type="string">
            <text:p>Connectors, Interconnects</text:p>
          </table:table-cell>
          <table:table-cell office:value-type="float" office:value="0.1458">
            <text:p>0.15</text:p>
          </table:table-cell>
          <table:table-cell table:number-columns-repeated="2"/>
          <table:table-cell office:value-type="string">
            <text:p>HEADER VERT 2POS 2.54MM</text:p>
          </table:table-cell>
          <table:table-cell/>
          <table:table-cell office:value-type="string">
            <text:p>JLCPCB</text:p>
          </table:table-cell>
          <table:table-cell office:value-type="string">
            <text:p>C168673</text:p>
          </table:table-cell>
          <table:table-cell table:number-columns-repeated="2"/>
          <table:table-cell office:value-type="string">
            <text:p>Rectangular Connectors - Headers, Male Pins</text:p>
          </table:table-cell>
          <table:table-cell office:value-type="string">
            <text:p>YES</text:p>
          </table:table-cell>
          <table:table-cell office:value-type="string">
            <text:p>68000-102HLF</text:p>
          </table:table-cell>
          <table:table-cell office:value-type="string">
            <text:p>Amphenol ICC</text:p>
          </table:table-cell>
          <table:table-cell/>
          <table:table-cell office:value-type="string">
            <text:p>Active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J35, J36</text:p>
          </table:table-cell>
          <table:table-cell office:value-type="string">
            <text:p>Conn_02x05_Odd_Even</text:p>
          </table:table-cell>
          <table:table-cell office:value-type="string">
            <text:p>Connector_IDC:IDC-Header_2x05_P2.54mm_Vertical</text:p>
          </table:table-cell>
          <table:table-cell office:value-type="string">
            <text:p>https://www.we-online.com/catalog/datasheet/61201021621.pdf</text:p>
          </table:table-cell>
          <table:table-cell office:value-type="string">
            <text:p>HAND</text:p>
          </table:table-cell>
          <table:table-cell/>
          <table:table-cell office:value-type="float" office:value="0.48">
            <text:p>0.48</text:p>
          </table:table-cell>
          <table:table-cell table:number-columns-repeated="2"/>
          <table:table-cell office:value-type="string">
            <text:p>2.54mm Box 10Pin Male Straight</text:p>
          </table:table-cell>
          <table:table-cell/>
          <table:table-cell office:value-type="string">
            <text:p>JLCPCB</text:p>
          </table:table-cell>
          <table:table-cell office:value-type="string">
            <text:p>C5665</text:p>
          </table:table-cell>
          <table:table-cell office:value-type="string">
            <text:p>Mouser</text:p>
          </table:table-cell>
          <table:table-cell office:value-type="string">
            <text:p>710-61201021621</text:p>
          </table:table-cell>
          <table:table-cell table:number-columns-repeated="2"/>
          <table:table-cell office:value-type="float" office:value="61201021621">
            <text:p>61201021621</text:p>
          </table:table-cell>
          <table:table-cell office:value-type="string">
            <text:p>Wurth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Q1, Q3-Q14</text:p>
          </table:table-cell>
          <table:table-cell office:value-type="string">
            <text:p>BSS138</text:p>
          </table:table-cell>
          <table:table-cell office:value-type="string">
            <text:p>Package_TO_SOT_SMD:SOT-23</text:p>
          </table:table-cell>
          <table:table-cell office:value-type="string">
            <text:p>https://www.onsemi.com/pub/Collateral/BSS138-D.PDF</text:p>
          </table:table-cell>
          <table:table-cell office:value-type="string">
            <text:p>SMT</text:p>
          </table:table-cell>
          <table:table-cell/>
          <table:table-cell office:value-type="float" office:value="0.0196">
            <text:p>0.02</text:p>
          </table:table-cell>
          <table:table-cell table:number-columns-repeated="2"/>
          <table:table-cell office:value-type="string">
            <text:p>50V 220mA 3.5Î©@10V,220mA 360mW 1.5V@1mA N Channel SOT-23 MOSFETs ROHS</text:p>
          </table:table-cell>
          <table:table-cell/>
          <table:table-cell office:value-type="string">
            <text:p>JLCPCB</text:p>
          </table:table-cell>
          <table:table-cell office:value-type="string">
            <text:p>C400505</text:p>
          </table:table-cell>
          <table:table-cell table:number-columns-repeated="3"/>
          <table:table-cell office:value-type="string">
            <text:p>-- mixed values --</text:p>
          </table:table-cell>
          <table:table-cell office:value-type="string">
            <text:p>BSS138</text:p>
          </table:table-cell>
          <table:table-cell office:value-type="string">
            <text:p>-- mixed values --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1002"/>
        </table:table-row>
        <table:table-row table:style-name="ro1">
          <table:table-cell office:value-type="string">
            <text:p>Q2</text:p>
          </table:table-cell>
          <table:table-cell office:value-type="string">
            <text:p>NCE01P30K</text:p>
          </table:table-cell>
          <table:table-cell office:value-type="string">
            <text:p>Package_TO_SOT_SMD:TO-252-2</text:p>
          </table:table-cell>
          <table:table-cell office:value-type="string">
            <text:p>https://jlcpcb.com/partdetail/117243-NCE01P30K/C115991</text:p>
          </table:table-cell>
          <table:table-cell office:value-type="string">
            <text:p>SMT</text:p>
          </table:table-cell>
          <table:table-cell/>
          <table:table-cell office:value-type="string">
            <text:p>$0.51</text:p>
          </table:table-cell>
          <table:table-cell table:number-columns-repeated="2"/>
          <table:table-cell office:value-type="string">
            <text:p>P Channel -100V 30A(Tc) 2.5V @ 250uA 58mÎ© @ 15A,10V 120W(Tc) TO-252-2L MOSFET RoHS</text:p>
          </table:table-cell>
          <table:table-cell/>
          <table:table-cell office:value-type="string">
            <text:p>JLCPCB</text:p>
          </table:table-cell>
          <table:table-cell office:value-type="string">
            <text:p>C115991</text:p>
          </table:table-cell>
          <table:table-cell table:number-columns-repeated="4"/>
          <table:table-cell office:value-type="string">
            <text:p>NCE01P30K</text:p>
          </table:table-cell>
          <table:table-cell office:value-type="string">
            <text:p>Wuxi NCE Power Semiconducto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R1-R16, R31, R33, R48-R50, R59, R66, R73, R76, R79, R80, R82, R84, R88, R91-R100, R109-R112, R117, R119, R121, R122, R140, R141, R144-R166, R169</text:p>
          </table:table-cell>
          <table:table-cell office:value-type="string">
            <text:p>1R0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0.1W Â±5% 1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69434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RMC060315%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1002"/>
        </table:table-row>
        <table:table-row table:style-name="ro1">
          <table:table-cell office:value-type="string">
            <text:p>R18-R29, R36-R38, R42, R45, R47, R54, R57, R58, R62, R115, R116, R130, R172, R173</text:p>
          </table:table-cell>
          <table:table-cell office:value-type="string">
            <text:p>1K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https://datasheet.lcsc.com/lcsc/1811101310_TyoHM-RMC06031K1-N_C269704.pdf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0.1W Â±1% 1k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69704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RMC06031K1%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1002"/>
        </table:table-row>
        <table:table-row table:style-name="ro1">
          <table:table-cell office:value-type="string">
            <text:p>R32</text:p>
          </table:table-cell>
          <table:table-cell office:value-type="string">
            <text:p>4M7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C23163_0603WAF4704T5E.pdf</text:p>
          </table:table-cell>
          <table:table-cell office:value-type="string">
            <text:p>SMT</text:p>
          </table:table-cell>
          <table:table-cell/>
          <table:table-cell office:value-type="float" office:value="0.0012">
            <text:p>0</text:p>
          </table:table-cell>
          <table:table-cell table:number-columns-repeated="2"/>
          <table:table-cell office:value-type="string">
            <text:p>100mW Thick Film Resistors Â±100ppm/â„ƒ Â±1% 4.7M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3163</text:p>
          </table:table-cell>
          <table:table-cell table:number-columns-repeated="4"/>
          <table:table-cell office:value-type="string">
            <text:p>0603WAF4704T5E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R39-R41, R44, R46, R56, R61, R64, R65, R67-R70, R81, R101, R103-R108, R113, R114, R123, R124, R126, R127, R142, R143</text:p>
          </table:table-cell>
          <table:table-cell office:value-type="string">
            <text:p>10K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https://datasheet.lcsc.com/lcsc/1811101310_TyoHM-RMC06031K1-N_C269704.pdf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100mW Â±1% 10k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6970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RMC060310KF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1002"/>
        </table:table-row>
        <table:table-row table:style-name="ro1">
          <table:table-cell office:value-type="string">
            <text:p>R71, R72, R129, R131-R139, R170, R171, R174-R179</text:p>
          </table:table-cell>
          <table:table-cell office:value-type="string">
            <text:p>39R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0.1W Â±1% 39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325713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RMC0603391%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02"/>
        </table:table-row>
        <table:table-row table:style-name="ro1">
          <table:table-cell office:value-type="string">
            <text:p>R77, R78, R83, R102, R125, R128, R167, R168</text:p>
          </table:table-cell>
          <table:table-cell office:value-type="string">
            <text:p>4K7</text:p>
          </table:table-cell>
          <table:table-cell office:value-type="string">
            <text:p>Resistor_SMD:R_0603_1608Metric_Pad0.98x0.95mm_HandSolder</text:p>
          </table:table-cell>
          <table:table-cell office:value-type="string">
            <text:p>~</text:p>
          </table:table-cell>
          <table:table-cell office:value-type="string">
            <text:p>SMT</text:p>
          </table:table-cell>
          <table:table-cell/>
          <table:table-cell office:value-type="float" office:value="0.0015">
            <text:p>0</text:p>
          </table:table-cell>
          <table:table-cell table:number-columns-repeated="2"/>
          <table:table-cell office:value-type="string">
            <text:p>1W Â±1% 4.7kÎ© 0603 Chip Resistor - Surface Mount ROHS</text:p>
          </table:table-cell>
          <table:table-cell/>
          <table:table-cell office:value-type="string">
            <text:p>JLCPCB</text:p>
          </table:table-cell>
          <table:table-cell office:value-type="string">
            <text:p>C269713</text:p>
          </table:table-cell>
          <table:table-cell table:number-columns-repeated="4"/>
          <table:table-cell office:value-type="string">
            <text:p>RMC 0603 4K7 F N</text:p>
          </table:table-cell>
          <table:table-cell office:value-type="string">
            <text:p>TyoHM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02"/>
        </table:table-row>
        <table:table-row table:style-name="ro1">
          <table:table-cell office:value-type="string">
            <text:p>S1, S2</text:p>
          </table:table-cell>
          <table:table-cell office:value-type="string">
            <text:p>SWITCH_TACTILE_SPST-NO_0.05A_24V</text:p>
          </table:table-cell>
          <table:table-cell office:value-type="string">
            <text:p>PubInv_KiCad_PCB:Switch_Tactile_THT_6x6mm</text:p>
          </table:table-cell>
          <table:table-cell office:value-type="string">
            <text:p>https://www.te.com/commerce/DocumentDelivery/DDEController?Action=srchrtrv&amp;DocNm=1825910&amp;DocType=Customer+Drawing&amp;DocLang=English</text:p>
          </table:table-cell>
          <table:table-cell office:value-type="string">
            <text:p>HAND</text:p>
          </table:table-cell>
          <table:table-cell office:value-type="string">
            <text:p>Switches</text:p>
          </table:table-cell>
          <table:table-cell office:value-type="float" office:value="0.0315">
            <text:p>0.03</text:p>
          </table:table-cell>
          <table:table-cell office:value-type="string">
            <text:p>https://www.te.com/commerce/DocumentDelivery/DDEController?Action=srchrtrv&amp;DocNm=1825910&amp;DocType=Customer+Drawing&amp;DocLang=English</text:p>
          </table:table-cell>
          <table:table-cell office:value-type="string">
            <text:p>/product-detail/en/te-connectivity-alcoswitch-switches/1825910-7/450-1804-ND/1731414</text:p>
          </table:table-cell>
          <table:table-cell office:value-type="string">
            <text:p>Â±10% Â±100ppm/â„ƒ 10kÎ© Plugin Variable Resistors/Potentiometers ROHS</text:p>
          </table:table-cell>
          <table:table-cell/>
          <table:table-cell office:value-type="string">
            <text:p>JLCPCB</text:p>
          </table:table-cell>
          <table:table-cell office:value-type="string">
            <text:p>C13828</text:p>
          </table:table-cell>
          <table:table-cell office:value-type="string">
            <text:p>Digikey</text:p>
          </table:table-cell>
          <table:table-cell office:value-type="string">
            <text:p>450-1804-ND</text:p>
          </table:table-cell>
          <table:table-cell office:value-type="string">
            <text:p>Tactile Switches</text:p>
          </table:table-cell>
          <table:table-cell/>
          <table:table-cell office:value-type="string">
            <text:p>TE Connectivity 1825910-7, <text:s text:c="2"/>Dongguan Guangzhu Industrial C13828</text:p>
          </table:table-cell>
          <table:table-cell office:value-type="string">
            <text:p>TE Connectivity ALCOSWITCH Switches</text:p>
          </table:table-cell>
          <table:table-cell/>
          <table:table-cell office:value-type="string">
            <text:p>Active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H1-H5</text:p>
          </table:table-cell>
          <table:table-cell office:value-type="string">
            <text:p>MountingHole_Pad_3.5mm</text:p>
          </table:table-cell>
          <table:table-cell office:value-type="string">
            <text:p>PubInv_KiCad_PCB:MountingHole_3.5mm_Pad_Via</text:p>
          </table:table-cell>
          <table:table-cell office:value-type="string">
            <text:p>~</text:p>
          </table:table-cell>
          <table:table-cell office:value-type="string">
            <text:p>NA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MountingHole_Pad_3.5mm</text:p>
          </table:table-cell>
          <table:table-cell/>
          <table:table-cell table:number-columns-repeated="2" office:value-type="string">
            <text:p>NA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ISO1-ISO5</text:p>
          </table:table-cell>
          <table:table-cell office:value-type="string">
            <text:p>MountingHole_Pad_3.5mm</text:p>
          </table:table-cell>
          <table:table-cell office:value-type="string">
            <text:p>PubInv_KiCad_PCB:MountingHole_3.5mm_Pad_Via</text:p>
          </table:table-cell>
          <table:table-cell office:value-type="string">
            <text:p>~</text:p>
          </table:table-cell>
          <table:table-cell office:value-type="string">
            <text:p>NA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MountingHole_Pad_3.5mm</text:p>
          </table:table-cell>
          <table:table-cell/>
          <table:table-cell table:number-columns-repeated="2" office:value-type="string">
            <text:p>NA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TP12</text:p>
          </table:table-cell>
          <table:table-cell office:value-type="string">
            <text:p>ControllerVCC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3</text:p>
          </table:table-cell>
          <table:table-cell office:value-type="string">
            <text:p>CPIO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4</text:p>
          </table:table-cell>
          <table:table-cell office:value-type="string">
            <text:p>SCK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5</text:p>
          </table:table-cell>
          <table:table-cell office:value-type="string">
            <text:p>COPI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6</text:p>
          </table:table-cell>
          <table:table-cell office:value-type="string">
            <text:p>nCS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7</text:p>
          </table:table-cell>
          <table:table-cell office:value-type="string">
            <text:p>I2C_VCC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8</text:p>
          </table:table-cell>
          <table:table-cell office:value-type="string">
            <text:p>SCL_5V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TP19</text:p>
          </table:table-cell>
          <table:table-cell office:value-type="string">
            <text:p>SDA_5V</text:p>
          </table:table-cell>
          <table:table-cell office:value-type="string">
            <text:p>TestPoint:TestPoint_Loop_D2.54mm_Drill1.5mm_Beaded</text:p>
          </table:table-cell>
          <table:table-cell office:value-type="string">
            <text:p>~</text:p>
          </table:table-cell>
          <table:table-cell office:value-type="string">
            <text:p>DNI</text:p>
          </table:table-cell>
          <table:table-cell/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JP1-JP8, JP11-JP14</text:p>
          </table:table-cell>
          <table:table-cell office:value-type="string">
            <text:p>SolderJumper_3_Bridged12</text:p>
          </table:table-cell>
          <table:table-cell office:value-type="string">
            <text:p>Jumper:SolderJumper-3_P1.3mm_Bridged12_RoundedPad1.0x1.5mm</text:p>
          </table:table-cell>
          <table:table-cell office:value-type="string">
            <text:p>NA</text:p>
          </table:table-cell>
          <table:table-cell office:value-type="string">
            <text:p>DNI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lderJumper_3_Bridged12</text:p>
          </table:table-cell>
          <table:table-cell/>
          <table:table-cell office:value-type="string">
            <text:p>PublicInvention</text:p>
          </table:table-cell>
          <table:table-cell office:value-type="string">
            <text:p>NA</text:p>
          </table:table-cell>
          <table:table-cell table:number-columns-repeated="4"/>
          <table:table-cell table:number-columns-repeated="2" office:value-type="string">
            <text:p>NA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02"/>
        </table:table-row>
        <table:table-row table:style-name="ro1">
          <table:table-cell office:value-type="string">
            <text:p>MF1, MF2</text:p>
          </table:table-cell>
          <table:table-cell office:value-type="string">
            <text:p>PCB_BKT_OEDCS_01</text:p>
          </table:table-cell>
          <table:table-cell office:value-type="string">
            <text:p>NA</text:p>
          </table:table-cell>
          <table:table-cell office:value-type="string">
            <text:p>PCB_BKT_OEDCS_01</text:p>
          </table:table-cell>
          <table:table-cell office:value-type="string">
            <text:p>HAND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string">
            <text:p>PCB_BKT_OEDCS_01</text:p>
          </table:table-cell>
          <table:table-cell/>
          <table:table-cell office:value-type="string">
            <text:p>PublicInvention</text:p>
          </table:table-cell>
          <table:table-cell office:value-type="string">
            <text:p>PCB_BKT_OEDCS_01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PCB_BKT_OEDCS_01</text:p>
          </table:table-cell>
          <table:table-cell office:value-type="string">
            <text:p>PublicInvent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MF4</text:p>
          </table:table-cell>
          <table:table-cell office:value-type="string">
            <text:p>PCB_OEDCS_Control_Ver_0.1</text:p>
          </table:table-cell>
          <table:table-cell office:value-type="string">
            <text:p>NA</text:p>
          </table:table-cell>
          <table:table-cell office:value-type="string">
            <text:p>https://github.com/PubInv/NASA-COG/tree/develop/elec/Control%20Board/Control%20v1</text:p>
          </table:table-cell>
          <table:table-cell office:value-type="string">
            <text:p>HAND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string">
            <text:p>PCB for OEDCS_Controller Version 0.1 </text:p>
          </table:table-cell>
          <table:table-cell/>
          <table:table-cell office:value-type="string">
            <text:p>PublicInvention</text:p>
          </table:table-cell>
          <table:table-cell office:value-type="string">
            <text:p>PCB_PolyVent_SPI_Controller_VER1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PCB_OEDCS_Control_Ver_0.1</text:p>
          </table:table-cell>
          <table:table-cell office:value-type="string">
            <text:p>PublicInventi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5">09/25/2024</text:date>, <text:time>06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1M37S</meta:editing-duration>
    <meta:editing-cycles>38</meta:editing-cycles>
    <meta:generator>OpenOffice/4.1.5$Win32 OpenOffice.org_project/415m1$Build-9789</meta:generator>
    <dc:date>2024-09-25T06:55:03.67</dc:date>
    <meta:document-statistic meta:table-count="4" meta:cell-count="1175" meta:object-count="0"/>
    <meta:user-defined meta:name="Info 1"/>
    <meta:user-defined meta:name="Info 2"/>
    <meta:user-defined meta:name="Info 3"/>
    <meta:user-defined meta:name="Info 4"/>
  </office:meta>
</office:document-meta>
</file>